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346in"/>
    </style:style>
    <style:style style:name="co3" style:family="table-column">
      <style:table-column-properties fo:break-before="auto" style:column-width="1.6937in"/>
    </style:style>
    <style:style style:name="co4" style:family="table-column">
      <style:table-column-properties fo:break-before="auto" style:column-width="1.2429in"/>
    </style:style>
    <style:style style:name="co5" style:family="table-column">
      <style:table-column-properties fo:break-before="auto" style:column-width="1.0717in"/>
    </style:style>
    <style:style style:name="co6" style:family="table-column">
      <style:table-column-properties fo:break-before="auto" style:column-width="1.0492in"/>
    </style:style>
    <style:style style:name="co7" style:family="table-column">
      <style:table-column-properties fo:break-before="auto" style:column-width="1.2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5">
      <number:minutes number:style="long"/>
      <number:text>:</number:text>
      <number:seconds number:style="long" number:decimal-places="2"/>
    </number:tim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 style:data-style-name="N2">
      <style:text-properties fo:font-weight="bold" style:font-weight-asian="bold" style:font-weight-complex="bold"/>
    </style:style>
    <style:style style:name="ce4" style:family="table-cell" style:parent-style-name="Default" style:data-style-name="N2"/>
    <style:style style:name="ce5" style:family="table-cell" style:parent-style-name="Default">
      <style:text-properties fo:color="#000000"/>
    </style:style>
    <style:style style:name="ce6" style:family="table-cell" style:parent-style-name="Default">
      <style:text-properties fo:color="#ff0000"/>
    </style:style>
    <style:style style:name="ce7" style:family="table-cell" style:parent-style-name="Default" style:data-style-name="N45"/>
    <style:style style:name="ce8" style:family="table-cell" style:parent-style-name="Default">
      <style:text-properties fo:color="#8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trong" table:style-name="ta1">
        <table:shapes>
          <draw:frame draw:z-index="0" draw:style-name="gr1" draw:text-style-name="P1" svg:width="4.7283in" svg:height="2.3882in" svg:x="16.4295in" svg:y="0.1701in">
            <draw:object draw:notify-on-update-of-ranges="Strong.N4:Strong.N12 Strong.O3:Strong.O3 Strong.O4:Strong.O12 Strong.P3:Strong.P3 Strong.P4:Strong.P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2.2531in" svg:height="7.5079in" svg:x="16.3882in" svg:y="3.1724in">
            <draw:object draw:notify-on-update-of-ranges="Strong.N18:Strong.N26 Strong.O17:Strong.O17 Strong.O18:Strong.O26 Strong.P17:Strong.P17 Strong.P18:Strong.P26 Strong.Q17:Strong.Q17 Strong.Q18:Strong.Q2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2.3346in" svg:height="7.4583in" svg:x="28.8996in" svg:y="3.1142in">
            <draw:object draw:notify-on-update-of-ranges="Strong.N31:Strong.N39 Strong.O30:Strong.O30 Strong.O31:Strong.O39 Strong.P30:Strong.P30 Strong.P31:Strong.P39 Strong.Q30:Strong.Q30 Strong.Q31:Strong.Q3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.5071in" svg:height="1.7339in" svg:x="16.5528in" svg:y="11.4709in">
            <draw:object draw:notify-on-update-of-ranges="Strong.N47:Strong.N52 Strong.O46:Strong.O46 Strong.O47:Strong.O52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.3728in" svg:height="1.722in" svg:x="16.5941in" svg:y="13.4783in">
            <draw:object draw:notify-on-update-of-ranges="Strong.N57:Strong.N62 Strong.O56:Strong.O56 Strong.O57:Strong.O62 Strong.P56:Strong.P56 Strong.P57:Strong.P62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3.9602in" svg:height="1.8713in" svg:x="16.9791in" svg:y="15.3976in">
            <draw:object draw:notify-on-update-of-ranges="Strong.N106:Strong.N111 Strong.O105:Strong.O105 Strong.O106:Strong.O111 Strong.P105:Strong.P105 Strong.P106:Strong.P111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10.0969in" svg:height="5.0012in" svg:x="5.8283in" svg:y="11.4528in">
            <draw:object draw:notify-on-update-of-ranges="Strong.E57:Strong.E62 Strong.F56:Strong.F56 Strong.F57:Strong.F62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table:number-columns-repeated="22"/>
        </table:table-row>
        <table:table-row table:style-name="ro1">
          <table:table-cell/>
          <table:table-cell table:style-name="ce1" office:value-type="string" calcext:value-type="string">
            <text:p>MINE</text:p>
          </table:table-cell>
          <table:table-cell table:style-name="ce1" office:value-type="string" calcext:value-type="string">
            <text:p>Ranks</text:p>
          </table:table-cell>
          <table:table-cell table:style-name="ce1" office:value-type="string" calcext:value-type="string">
            <text:p>np</text:p>
          </table:table-cell>
          <table:table-cell table:style-name="ce1" office:value-type="string" calcext:value-type="string">
            <text:p>boxSize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N/Cores</text:p>
          </table:table-cell>
          <table:table-cell table:style-name="ce1" office:value-type="string" calcext:value-type="string">
            <text:p>#1 Run</text:p>
          </table:table-cell>
          <table:table-cell table:style-name="ce1" office:value-type="string" calcext:value-type="string">
            <text:p>#2 Run</text:p>
          </table:table-cell>
          <table:table-cell table:style-name="ce1" office:value-type="string" calcext:value-type="string">
            <text:p>#3 Run</text:p>
          </table:table-cell>
          <table:table-cell table:style-name="ce1" office:value-type="string" calcext:value-type="string">
            <text:p>TOPOLOGY</text:p>
          </table:table-cell>
          <table:table-cell table:style-name="ce1" office:value-type="string" calcext:value-type="string">
            <text:p>Time/particle</text:p>
          </table:table-cell>
          <table:table-cell/>
          <table:table-cell table:style-name="ce1" office:value-type="string" calcext:value-type="string">
            <text:p>TIM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x1x1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200" calcext:value-type="float">
            <text:p>200</text:p>
          </table:table-cell>
          <table:table-cell table:formula="of:=POWER([.D3];3)" office:value-type="float" office:value="16777216" calcext:value-type="float">
            <text:p>16777216</text:p>
          </table:table-cell>
          <table:table-cell table:formula="of:=[.F3]/[.C3]" office:value-type="float" office:value="16777216" calcext:value-type="float">
            <text:p>16777216</text:p>
          </table:table-cell>
          <table:table-cell table:number-columns-repeated="2" table:style-name="ce2" office:value-type="float" office:value="34280" calcext:value-type="float">
            <text:p>3.43E+004</text:p>
          </table:table-cell>
          <table:table-cell/>
          <table:table-cell office:value-type="string" calcext:value-type="string">
            <text:p>1x1x1</text:p>
          </table:table-cell>
          <table:table-cell table:style-name="ce2" table:formula="of:=AVERAGE([.H3:.J3])" office:value-type="float" office:value="34280" calcext:value-type="float">
            <text:p>3.43E+004</text:p>
          </table:table-cell>
          <table:table-cell/>
          <table:table-cell table:style-name="ce1" office:value-type="string" calcext:value-type="string">
            <text:p>Ranks</text:p>
          </table:table-cell>
          <table:table-cell table:style-name="ce1" office:value-type="string" calcext:value-type="string">
            <text:p>Distributed</text:p>
          </table:table-cell>
          <table:table-cell table:style-name="ce1" office:value-type="string" calcext:value-type="string">
            <text:p>Non-distribute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x1x1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200" calcext:value-type="float">
            <text:p>200</text:p>
          </table:table-cell>
          <table:table-cell table:formula="of:=POWER([.D4];3)" office:value-type="float" office:value="16777216" calcext:value-type="float">
            <text:p>16777216</text:p>
          </table:table-cell>
          <table:table-cell table:formula="of:=[.F4]/[.C4]" office:value-type="float" office:value="8388608" calcext:value-type="float">
            <text:p>8388608</text:p>
          </table:table-cell>
          <table:table-cell table:style-name="ce2" office:value-type="float" office:value="22120" calcext:value-type="float">
            <text:p>2.21E+004</text:p>
          </table:table-cell>
          <table:table-cell table:style-name="ce2" office:value-type="float" office:value="34280" calcext:value-type="float">
            <text:p>3.43E+004</text:p>
          </table:table-cell>
          <table:table-cell/>
          <table:table-cell office:value-type="string" calcext:value-type="string">
            <text:p>2x1x1</text:p>
          </table:table-cell>
          <table:table-cell table:style-name="ce2" table:formula="of:=AVERAGE([.H4:.J4])" office:value-type="float" office:value="28200" calcext:value-type="float">
            <text:p>2.82E+004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2" table:formula="of:=[.L3]" office:value-type="float" office:value="34280" calcext:value-type="float">
            <text:p>3.43E+004</text:p>
          </table:table-cell>
          <table:table-cell table:style-name="ce2" table:formula="of:=[.L18]" office:value-type="float" office:value="34280" calcext:value-type="float">
            <text:p>3.43E+00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x2x1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200" calcext:value-type="float">
            <text:p>200</text:p>
          </table:table-cell>
          <table:table-cell table:formula="of:=POWER([.D5];3)" office:value-type="float" office:value="16777216" calcext:value-type="float">
            <text:p>16777216</text:p>
          </table:table-cell>
          <table:table-cell table:formula="of:=[.F5]/[.C5]" office:value-type="float" office:value="4194304" calcext:value-type="float">
            <text:p>4194304</text:p>
          </table:table-cell>
          <table:table-cell table:style-name="ce2" office:value-type="float" office:value="12120" calcext:value-type="float">
            <text:p>1.21E+004</text:p>
          </table:table-cell>
          <table:table-cell table:number-columns-repeated="2"/>
          <table:table-cell office:value-type="string" calcext:value-type="string">
            <text:p>2x2x1</text:p>
          </table:table-cell>
          <table:table-cell table:style-name="ce2" table:formula="of:=AVERAGE([.H5:.J5])" office:value-type="float" office:value="12120" calcext:value-type="float">
            <text:p>1.21E+004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2" table:formula="of:=[.L4]" office:value-type="float" office:value="28200" calcext:value-type="float">
            <text:p>2.82E+004</text:p>
          </table:table-cell>
          <table:table-cell table:style-name="ce2" table:formula="of:=[.L19]" office:value-type="float" office:value="22120" calcext:value-type="float">
            <text:p>2.21E+00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x2x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200" calcext:value-type="float">
            <text:p>200</text:p>
          </table:table-cell>
          <table:table-cell table:formula="of:=POWER([.D6];3)" office:value-type="float" office:value="16777216" calcext:value-type="float">
            <text:p>16777216</text:p>
          </table:table-cell>
          <table:table-cell table:formula="of:=[.F6]/[.C6]" office:value-type="float" office:value="2097152" calcext:value-type="float">
            <text:p>2097152</text:p>
          </table:table-cell>
          <table:table-cell table:style-name="ce2" office:value-type="float" office:value="6828" calcext:value-type="float">
            <text:p>6.83E+003</text:p>
          </table:table-cell>
          <table:table-cell table:number-columns-repeated="2"/>
          <table:table-cell office:value-type="string" calcext:value-type="string">
            <text:p>2x2x2</text:p>
          </table:table-cell>
          <table:table-cell table:style-name="ce2" table:formula="of:=AVERAGE([.H6:.J6])" office:value-type="float" office:value="6828" calcext:value-type="float">
            <text:p>6.83E+003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2" table:formula="of:=[.L5]" office:value-type="float" office:value="12120" calcext:value-type="float">
            <text:p>1.21E+004</text:p>
          </table:table-cell>
          <table:table-cell table:style-name="ce2" table:formula="of:=[.L20]" office:value-type="float" office:value="15040" calcext:value-type="float">
            <text:p>1.50E+004</text:p>
          </table:table-cell>
          <table:table-cell/>
          <table:table-cell table:style-name="ce3" table:number-columns-repeated="4"/>
          <table:table-cell table:style-name="ce1"/>
        </table:table-row>
        <table:table-row table:style-name="ro1">
          <table:table-cell/>
          <table:table-cell office:value-type="string" calcext:value-type="string">
            <text:p>4x2x2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200" calcext:value-type="float">
            <text:p>200</text:p>
          </table:table-cell>
          <table:table-cell table:formula="of:=POWER([.D7];3)" office:value-type="float" office:value="16777216" calcext:value-type="float">
            <text:p>16777216</text:p>
          </table:table-cell>
          <table:table-cell table:formula="of:=[.F7]/[.C7]" office:value-type="float" office:value="1048576" calcext:value-type="float">
            <text:p>1048576</text:p>
          </table:table-cell>
          <table:table-cell table:style-name="ce2" office:value-type="float" office:value="4343" calcext:value-type="float">
            <text:p>4.34E+003</text:p>
          </table:table-cell>
          <table:table-cell table:number-columns-repeated="2"/>
          <table:table-cell office:value-type="string" calcext:value-type="string">
            <text:p>4x2x2</text:p>
          </table:table-cell>
          <table:table-cell table:style-name="ce2" table:formula="of:=AVERAGE([.H7:.J7])" office:value-type="float" office:value="4343" calcext:value-type="float">
            <text:p>4.34E+003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2" table:formula="of:=[.L6]" office:value-type="float" office:value="6828" calcext:value-type="float">
            <text:p>6.83E+003</text:p>
          </table:table-cell>
          <table:table-cell table:style-name="ce2" table:formula="of:=[.L21]" office:value-type="float" office:value="7820" calcext:value-type="float">
            <text:p>7.82E+003</text:p>
          </table:table-cell>
          <table:table-cell/>
          <table:table-cell table:style-name="ce3" table:number-columns-repeated="4"/>
          <table:table-cell table:style-name="ce1"/>
        </table:table-row>
        <table:table-row table:style-name="ro1">
          <table:table-cell/>
          <table:table-cell office:value-type="string" calcext:value-type="string">
            <text:p>4x4x2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200" calcext:value-type="float">
            <text:p>200</text:p>
          </table:table-cell>
          <table:table-cell table:formula="of:=POWER([.D8];3)" office:value-type="float" office:value="16777216" calcext:value-type="float">
            <text:p>16777216</text:p>
          </table:table-cell>
          <table:table-cell table:formula="of:=[.F8]/[.C8]" office:value-type="float" office:value="524288" calcext:value-type="float">
            <text:p>524288</text:p>
          </table:table-cell>
          <table:table-cell table:style-name="ce2" office:value-type="float" office:value="1628" calcext:value-type="float">
            <text:p>1.63E+003</text:p>
          </table:table-cell>
          <table:table-cell table:number-columns-repeated="2"/>
          <table:table-cell office:value-type="string" calcext:value-type="string">
            <text:p>4x4x2</text:p>
          </table:table-cell>
          <table:table-cell table:style-name="ce2" table:formula="of:=AVERAGE([.H8:.J8])" office:value-type="float" office:value="1628" calcext:value-type="float">
            <text:p>1.63E+003</text:p>
          </table:table-cell>
          <table:table-cell/>
          <table:table-cell table:style-name="ce1" office:value-type="float" office:value="16" calcext:value-type="float">
            <text:p>16</text:p>
          </table:table-cell>
          <table:table-cell table:style-name="ce2" table:formula="of:=[.L7]" office:value-type="float" office:value="4343" calcext:value-type="float">
            <text:p>4.34E+003</text:p>
          </table:table-cell>
          <table:table-cell table:style-name="ce2" table:formula="of:=[.L22]" office:value-type="float" office:value="5166" calcext:value-type="float">
            <text:p>5.17E+003</text:p>
          </table:table-cell>
          <table:table-cell/>
          <table:table-cell table:style-name="ce4" table:number-columns-repeated="4"/>
          <table:table-cell table:style-name="ce2"/>
        </table:table-row>
        <table:table-row table:style-name="ro1">
          <table:table-cell/>
          <table:table-cell office:value-type="string" calcext:value-type="string">
            <text:p>4x4x4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200" calcext:value-type="float">
            <text:p>200</text:p>
          </table:table-cell>
          <table:table-cell table:formula="of:=POWER([.D9];3)" office:value-type="float" office:value="16777216" calcext:value-type="float">
            <text:p>16777216</text:p>
          </table:table-cell>
          <table:table-cell table:formula="of:=[.F9]/[.C9]" office:value-type="float" office:value="262144" calcext:value-type="float">
            <text:p>262144</text:p>
          </table:table-cell>
          <table:table-cell table:style-name="ce2" office:value-type="float" office:value="879.8" calcext:value-type="float">
            <text:p>8.80E+002</text:p>
          </table:table-cell>
          <table:table-cell table:number-columns-repeated="2"/>
          <table:table-cell office:value-type="string" calcext:value-type="string">
            <text:p>4x4x4</text:p>
          </table:table-cell>
          <table:table-cell table:style-name="ce2" table:formula="of:=AVERAGE([.H9:.J9])" office:value-type="float" office:value="879.8" calcext:value-type="float">
            <text:p>8.80E+002</text:p>
          </table:table-cell>
          <table:table-cell/>
          <table:table-cell table:style-name="ce1" office:value-type="float" office:value="32" calcext:value-type="float">
            <text:p>32</text:p>
          </table:table-cell>
          <table:table-cell table:style-name="ce2" table:formula="of:=[.L8]" office:value-type="float" office:value="1628" calcext:value-type="float">
            <text:p>1.63E+003</text:p>
          </table:table-cell>
          <table:table-cell table:style-name="ce2" table:formula="of:=[.L23]" office:value-type="float" office:value="3820" calcext:value-type="float">
            <text:p>3.82E+00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8x4x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200" calcext:value-type="float">
            <text:p>200</text:p>
          </table:table-cell>
          <table:table-cell table:formula="of:=POWER([.D10];3)" office:value-type="float" office:value="16777216" calcext:value-type="float">
            <text:p>16777216</text:p>
          </table:table-cell>
          <table:table-cell table:formula="of:=[.F10]/[.C10]" office:value-type="float" office:value="131072" calcext:value-type="float">
            <text:p>131072</text:p>
          </table:table-cell>
          <table:table-cell table:style-name="ce2" office:value-type="float" office:value="699.2" calcext:value-type="float">
            <text:p>6.99E+002</text:p>
          </table:table-cell>
          <table:table-cell table:number-columns-repeated="2"/>
          <table:table-cell office:value-type="string" calcext:value-type="string">
            <text:p>8x4x4</text:p>
          </table:table-cell>
          <table:table-cell table:style-name="ce2" table:formula="of:=AVERAGE([.H10:.J10])" office:value-type="float" office:value="699.2" calcext:value-type="float">
            <text:p>6.99E+002</text:p>
          </table:table-cell>
          <table:table-cell/>
          <table:table-cell table:style-name="ce1" office:value-type="float" office:value="64" calcext:value-type="float">
            <text:p>64</text:p>
          </table:table-cell>
          <table:table-cell table:style-name="ce2" table:formula="of:=[.L9]" office:value-type="float" office:value="879.8" calcext:value-type="float">
            <text:p>8.80E+002</text:p>
          </table:table-cell>
          <table:table-cell table:style-name="ce2" table:formula="of:=[.L24]" office:value-type="float" office:value="1537" calcext:value-type="float">
            <text:p>1.54E+00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8x8x4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200" calcext:value-type="float">
            <text:p>200</text:p>
          </table:table-cell>
          <table:table-cell table:formula="of:=POWER([.D11];3)" office:value-type="float" office:value="16777216" calcext:value-type="float">
            <text:p>16777216</text:p>
          </table:table-cell>
          <table:table-cell table:formula="of:=[.F11]/[.C11]" office:value-type="float" office:value="65536" calcext:value-type="float">
            <text:p>65536</text:p>
          </table:table-cell>
          <table:table-cell table:style-name="ce2" office:value-type="float" office:value="471.9" calcext:value-type="float">
            <text:p>4.72E+002</text:p>
          </table:table-cell>
          <table:table-cell table:number-columns-repeated="2"/>
          <table:table-cell office:value-type="string" calcext:value-type="string">
            <text:p>8x8x4</text:p>
          </table:table-cell>
          <table:table-cell table:style-name="ce2" table:formula="of:=AVERAGE([.H11:.J11])" office:value-type="float" office:value="471.9" calcext:value-type="float">
            <text:p>4.72E+002</text:p>
          </table:table-cell>
          <table:table-cell/>
          <table:table-cell table:style-name="ce1" office:value-type="float" office:value="128" calcext:value-type="float">
            <text:p>128</text:p>
          </table:table-cell>
          <table:table-cell table:style-name="ce2" table:formula="of:=[.L10]" office:value-type="float" office:value="699.2" calcext:value-type="float">
            <text:p>6.99E+002</text:p>
          </table:table-cell>
          <table:table-cell table:style-name="ce2" table:formula="of:=[.L25]" office:value-type="float" office:value="375.3" calcext:value-type="float">
            <text:p>3.75E+002</text:p>
          </table:table-cell>
          <table:table-cell table:number-columns-repeated="6"/>
        </table:table-row>
        <table:table-row table:style-name="ro1">
          <table:table-cell table:number-columns-repeated="13"/>
          <table:table-cell table:style-name="ce1" office:value-type="float" office:value="256" calcext:value-type="float">
            <text:p>256</text:p>
          </table:table-cell>
          <table:table-cell table:style-name="ce2" table:formula="of:=[.L11]" office:value-type="float" office:value="471.9" calcext:value-type="float">
            <text:p>4.72E+002</text:p>
          </table:table-cell>
          <table:table-cell table:style-name="ce2" table:formula="of:=[.L26]" office:value-type="float" office:value="209.5" calcext:value-type="float">
            <text:p>2.10E+002</text:p>
          </table:table-cell>
          <table:table-cell/>
          <table:table-cell table:style-name="ce3" table:number-columns-repeated="4"/>
          <table:table-cell/>
        </table:table-row>
        <table:table-row table:style-name="ro1" table:number-rows-repeated="3">
          <table:table-cell table:number-columns-repeated="22"/>
        </table:table-row>
        <table:table-row table:style-name="ro1">
          <table:table-cell table:number-columns-repeated="13"/>
          <table:table-cell table:style-name="ce1" office:value-type="string" calcext:value-type="string">
            <text:p>SPEEDUP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MINE</text:p>
          </table:table-cell>
          <table:table-cell table:style-name="ce1" office:value-type="string" calcext:value-type="string">
            <text:p>Ranks</text:p>
          </table:table-cell>
          <table:table-cell table:style-name="ce1" office:value-type="string" calcext:value-type="string">
            <text:p>np</text:p>
          </table:table-cell>
          <table:table-cell table:style-name="ce1" office:value-type="string" calcext:value-type="string">
            <text:p>boxSize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N/Cores</text:p>
          </table:table-cell>
          <table:table-cell table:style-name="ce1" office:value-type="string" calcext:value-type="string">
            <text:p>#1 Run</text:p>
          </table:table-cell>
          <table:table-cell table:style-name="ce1" office:value-type="string" calcext:value-type="string">
            <text:p>#2 Run</text:p>
          </table:table-cell>
          <table:table-cell table:style-name="ce1" office:value-type="string" calcext:value-type="string">
            <text:p>#3 Run</text:p>
          </table:table-cell>
          <table:table-cell table:style-name="ce1" office:value-type="string" calcext:value-type="string">
            <text:p>TOPOLOGY</text:p>
          </table:table-cell>
          <table:table-cell table:style-name="ce1" office:value-type="string" calcext:value-type="string">
            <text:p>Time/particle</text:p>
          </table:table-cell>
          <table:table-cell/>
          <table:table-cell table:style-name="ce1" office:value-type="string" calcext:value-type="string">
            <text:p>Ranks</text:p>
          </table:table-cell>
          <table:table-cell table:style-name="ce1" office:value-type="string" calcext:value-type="string">
            <text:p>Distributed</text:p>
          </table:table-cell>
          <table:table-cell table:style-name="ce1" office:value-type="string" calcext:value-type="string">
            <text:p>Non-distributed</text:p>
          </table:table-cell>
          <table:table-cell table:style-name="ce1" office:value-type="string" calcext:value-type="string">
            <text:p>Idea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x1x1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200" calcext:value-type="float">
            <text:p>200</text:p>
          </table:table-cell>
          <table:table-cell table:formula="of:=POWER([.D18];3)" office:value-type="float" office:value="16777216" calcext:value-type="float">
            <text:p>16777216</text:p>
          </table:table-cell>
          <table:table-cell table:formula="of:=[.F18]/[.C18]" office:value-type="float" office:value="16777216" calcext:value-type="float">
            <text:p>16777216</text:p>
          </table:table-cell>
          <table:table-cell table:style-name="ce2" office:value-type="float" office:value="34280" calcext:value-type="float">
            <text:p>3.43E+004</text:p>
          </table:table-cell>
          <table:table-cell table:number-columns-repeated="2"/>
          <table:table-cell office:value-type="string" calcext:value-type="string">
            <text:p>1x1x1</text:p>
          </table:table-cell>
          <table:table-cell table:style-name="ce2" table:formula="of:=AVERAGE([.H18:.J18])" office:value-type="float" office:value="34280" calcext:value-type="float">
            <text:p>3.43E+004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formula="of:=[.O4]/[.O4]" office:value-type="float" office:value="1" calcext:value-type="float">
            <text:p>1</text:p>
          </table:table-cell>
          <table:table-cell table:formula="of:=[.P4]/[.P4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x1x1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200" calcext:value-type="float">
            <text:p>200</text:p>
          </table:table-cell>
          <table:table-cell table:formula="of:=POWER([.D19];3)" office:value-type="float" office:value="16777216" calcext:value-type="float">
            <text:p>16777216</text:p>
          </table:table-cell>
          <table:table-cell table:formula="of:=[.F19]/[.C19]" office:value-type="float" office:value="8388608" calcext:value-type="float">
            <text:p>8388608</text:p>
          </table:table-cell>
          <table:table-cell table:style-name="ce2" office:value-type="float" office:value="22120" calcext:value-type="float">
            <text:p>2.21E+004</text:p>
          </table:table-cell>
          <table:table-cell table:style-name="ce2"/>
          <table:table-cell/>
          <table:table-cell office:value-type="string" calcext:value-type="string">
            <text:p>2x1x1</text:p>
          </table:table-cell>
          <table:table-cell table:style-name="ce2" table:formula="of:=AVERAGE([.H19:.J19])" office:value-type="float" office:value="22120" calcext:value-type="float">
            <text:p>2.21E+004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formula="of:=[.O4]/[.O5]" office:value-type="float" office:value="1.21560283687943" calcext:value-type="float">
            <text:p>1.2156028369</text:p>
          </table:table-cell>
          <table:table-cell table:formula="of:=[.P4]/[.P5]" office:value-type="float" office:value="1.5497287522604" calcext:value-type="float">
            <text:p>1.549728752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4x1x1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200" calcext:value-type="float">
            <text:p>200</text:p>
          </table:table-cell>
          <table:table-cell table:formula="of:=POWER([.D20];3)" office:value-type="float" office:value="16777216" calcext:value-type="float">
            <text:p>16777216</text:p>
          </table:table-cell>
          <table:table-cell table:formula="of:=[.F20]/[.C20]" office:value-type="float" office:value="4194304" calcext:value-type="float">
            <text:p>4194304</text:p>
          </table:table-cell>
          <table:table-cell table:number-columns-repeated="2" table:style-name="ce2" office:value-type="float" office:value="15040" calcext:value-type="float">
            <text:p>1.50E+004</text:p>
          </table:table-cell>
          <table:table-cell/>
          <table:table-cell office:value-type="string" calcext:value-type="string">
            <text:p>4x1x1</text:p>
          </table:table-cell>
          <table:table-cell table:style-name="ce2" table:formula="of:=AVERAGE([.H20:.J20])" office:value-type="float" office:value="15040" calcext:value-type="float">
            <text:p>1.50E+004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formula="of:=[.O4]/[.O6]" office:value-type="float" office:value="2.82838283828383" calcext:value-type="float">
            <text:p>2.8283828383</text:p>
          </table:table-cell>
          <table:table-cell table:formula="of:=[.P4]/[.P6]" office:value-type="float" office:value="2.27925531914894" calcext:value-type="float">
            <text:p>2.2792553191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8x1x1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200" calcext:value-type="float">
            <text:p>200</text:p>
          </table:table-cell>
          <table:table-cell table:formula="of:=POWER([.D21];3)" office:value-type="float" office:value="16777216" calcext:value-type="float">
            <text:p>16777216</text:p>
          </table:table-cell>
          <table:table-cell table:formula="of:=[.F21]/[.C21]" office:value-type="float" office:value="2097152" calcext:value-type="float">
            <text:p>2097152</text:p>
          </table:table-cell>
          <table:table-cell table:style-name="ce2" office:value-type="float" office:value="7820" calcext:value-type="float">
            <text:p>7.82E+003</text:p>
          </table:table-cell>
          <table:table-cell table:number-columns-repeated="2"/>
          <table:table-cell office:value-type="string" calcext:value-type="string">
            <text:p>8x1x1</text:p>
          </table:table-cell>
          <table:table-cell table:style-name="ce2" table:formula="of:=AVERAGE([.H21:.J21])" office:value-type="float" office:value="7820" calcext:value-type="float">
            <text:p>7.82E+003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formula="of:=[.O4]/[.O7]" office:value-type="float" office:value="5.02050380785003" calcext:value-type="float">
            <text:p>5.0205038079</text:p>
          </table:table-cell>
          <table:table-cell table:formula="of:=[.P4]/[.P7]" office:value-type="float" office:value="4.38363171355499" calcext:value-type="float">
            <text:p>4.3836317136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6x1x1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200" calcext:value-type="float">
            <text:p>200</text:p>
          </table:table-cell>
          <table:table-cell table:formula="of:=POWER([.D22];3)" office:value-type="float" office:value="16777216" calcext:value-type="float">
            <text:p>16777216</text:p>
          </table:table-cell>
          <table:table-cell table:formula="of:=[.F22]/[.C22]" office:value-type="float" office:value="1048576" calcext:value-type="float">
            <text:p>1048576</text:p>
          </table:table-cell>
          <table:table-cell table:style-name="ce2" office:value-type="float" office:value="5166" calcext:value-type="float">
            <text:p>5.17E+003</text:p>
          </table:table-cell>
          <table:table-cell table:number-columns-repeated="2"/>
          <table:table-cell office:value-type="string" calcext:value-type="string">
            <text:p>16x1x1</text:p>
          </table:table-cell>
          <table:table-cell table:style-name="ce2" table:formula="of:=AVERAGE([.H22:.J22])" office:value-type="float" office:value="5166" calcext:value-type="float">
            <text:p>5.17E+003</text:p>
          </table:table-cell>
          <table:table-cell/>
          <table:table-cell table:style-name="ce1" office:value-type="float" office:value="16" calcext:value-type="float">
            <text:p>16</text:p>
          </table:table-cell>
          <table:table-cell table:formula="of:=[.O4]/[.O8]" office:value-type="float" office:value="7.89316140916417" calcext:value-type="float">
            <text:p>7.8931614092</text:p>
          </table:table-cell>
          <table:table-cell table:formula="of:=[.P4]/[.P8]" office:value-type="float" office:value="6.63569492837786" calcext:value-type="float">
            <text:p>6.6356949284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2x1x1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200" calcext:value-type="float">
            <text:p>200</text:p>
          </table:table-cell>
          <table:table-cell table:formula="of:=POWER([.D23];3)" office:value-type="float" office:value="16777216" calcext:value-type="float">
            <text:p>16777216</text:p>
          </table:table-cell>
          <table:table-cell table:formula="of:=[.F23]/[.C23]" office:value-type="float" office:value="524288" calcext:value-type="float">
            <text:p>524288</text:p>
          </table:table-cell>
          <table:table-cell table:style-name="ce2" office:value-type="float" office:value="3820" calcext:value-type="float">
            <text:p>3.82E+003</text:p>
          </table:table-cell>
          <table:table-cell table:number-columns-repeated="2"/>
          <table:table-cell office:value-type="string" calcext:value-type="string">
            <text:p>32x1x1</text:p>
          </table:table-cell>
          <table:table-cell table:style-name="ce2" table:formula="of:=AVERAGE([.H23:.J23])" office:value-type="float" office:value="3820" calcext:value-type="float">
            <text:p>3.82E+003</text:p>
          </table:table-cell>
          <table:table-cell/>
          <table:table-cell table:style-name="ce1" office:value-type="float" office:value="32" calcext:value-type="float">
            <text:p>32</text:p>
          </table:table-cell>
          <table:table-cell table:formula="of:=[.O4]/[.O9]" office:value-type="float" office:value="21.0565110565111" calcext:value-type="float">
            <text:p>21.0565110565</text:p>
          </table:table-cell>
          <table:table-cell table:formula="of:=[.P4]/[.P9]" office:value-type="float" office:value="8.9738219895288" calcext:value-type="float">
            <text:p>8.9738219895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64x1x1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200" calcext:value-type="float">
            <text:p>200</text:p>
          </table:table-cell>
          <table:table-cell table:formula="of:=POWER([.D24];3)" office:value-type="float" office:value="16777216" calcext:value-type="float">
            <text:p>16777216</text:p>
          </table:table-cell>
          <table:table-cell table:formula="of:=[.F24]/[.C24]" office:value-type="float" office:value="262144" calcext:value-type="float">
            <text:p>262144</text:p>
          </table:table-cell>
          <table:table-cell table:style-name="ce2" office:value-type="float" office:value="1537" calcext:value-type="float">
            <text:p>1.54E+003</text:p>
          </table:table-cell>
          <table:table-cell table:number-columns-repeated="2"/>
          <table:table-cell office:value-type="string" calcext:value-type="string">
            <text:p>64x1x1</text:p>
          </table:table-cell>
          <table:table-cell table:style-name="ce2" table:formula="of:=AVERAGE([.H24:.J24])" office:value-type="float" office:value="1537" calcext:value-type="float">
            <text:p>1.54E+003</text:p>
          </table:table-cell>
          <table:table-cell/>
          <table:table-cell table:style-name="ce1" office:value-type="float" office:value="64" calcext:value-type="float">
            <text:p>64</text:p>
          </table:table-cell>
          <table:table-cell table:formula="of:=[.O4]/[.O10]" office:value-type="float" office:value="38.9634007729029" calcext:value-type="float">
            <text:p>38.9634007729</text:p>
          </table:table-cell>
          <table:table-cell table:formula="of:=[.P4]/[.P10]" office:value-type="float" office:value="22.3031880286272" calcext:value-type="float">
            <text:p>22.3031880286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28x1x1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200" calcext:value-type="float">
            <text:p>200</text:p>
          </table:table-cell>
          <table:table-cell table:formula="of:=POWER([.D25];3)" office:value-type="float" office:value="16777216" calcext:value-type="float">
            <text:p>16777216</text:p>
          </table:table-cell>
          <table:table-cell table:formula="of:=[.F25]/[.C25]" office:value-type="float" office:value="131072" calcext:value-type="float">
            <text:p>131072</text:p>
          </table:table-cell>
          <table:table-cell table:style-name="ce2" office:value-type="float" office:value="375.3" calcext:value-type="float">
            <text:p>3.75E+002</text:p>
          </table:table-cell>
          <table:table-cell table:number-columns-repeated="2"/>
          <table:table-cell office:value-type="string" calcext:value-type="string">
            <text:p>128x1x1</text:p>
          </table:table-cell>
          <table:table-cell table:style-name="ce2" table:formula="of:=AVERAGE([.H25:.J25])" office:value-type="float" office:value="375.3" calcext:value-type="float">
            <text:p>3.75E+002</text:p>
          </table:table-cell>
          <table:table-cell/>
          <table:table-cell table:style-name="ce1" office:value-type="float" office:value="128" calcext:value-type="float">
            <text:p>128</text:p>
          </table:table-cell>
          <table:table-cell table:formula="of:=[.O4]/[.O11]" office:value-type="float" office:value="49.0274599542334" calcext:value-type="float">
            <text:p>49.0274599542</text:p>
          </table:table-cell>
          <table:table-cell table:formula="of:=[.P4]/[.P11]" office:value-type="float" office:value="91.3402611244338" calcext:value-type="float">
            <text:p>91.3402611244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56x1x1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200" calcext:value-type="float">
            <text:p>200</text:p>
          </table:table-cell>
          <table:table-cell table:formula="of:=POWER([.D26];3)" office:value-type="float" office:value="16777216" calcext:value-type="float">
            <text:p>16777216</text:p>
          </table:table-cell>
          <table:table-cell table:formula="of:=[.F26]/[.C26]" office:value-type="float" office:value="65536" calcext:value-type="float">
            <text:p>65536</text:p>
          </table:table-cell>
          <table:table-cell table:style-name="ce2" office:value-type="float" office:value="209.5" calcext:value-type="float">
            <text:p>2.10E+002</text:p>
          </table:table-cell>
          <table:table-cell table:number-columns-repeated="2"/>
          <table:table-cell office:value-type="string" calcext:value-type="string">
            <text:p>256x1x1</text:p>
          </table:table-cell>
          <table:table-cell table:style-name="ce2" table:formula="of:=AVERAGE([.H26:.J26])" office:value-type="float" office:value="209.5" calcext:value-type="float">
            <text:p>2.10E+002</text:p>
          </table:table-cell>
          <table:table-cell/>
          <table:table-cell table:style-name="ce1" office:value-type="float" office:value="256" calcext:value-type="float">
            <text:p>256</text:p>
          </table:table-cell>
          <table:table-cell table:formula="of:=[.O4]/[.O12]" office:value-type="float" office:value="72.6425090061454" calcext:value-type="float">
            <text:p>72.6425090061</text:p>
          </table:table-cell>
          <table:table-cell table:formula="of:=[.P4]/[.P12]" office:value-type="float" office:value="163.6276849642" calcext:value-type="float">
            <text:p>163.6276849642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13"/>
          <table:table-cell table:style-name="ce1" office:value-type="string" calcext:value-type="string">
            <text:p>PARALLEL EFFICIENCY</text:p>
          </table:table-cell>
          <table:table-cell table:number-columns-repeated="8"/>
        </table:table-row>
        <table:table-row table:style-name="ro1">
          <table:table-cell table:number-columns-repeated="13"/>
          <table:table-cell table:style-name="ce1" office:value-type="string" calcext:value-type="string">
            <text:p>Ranks</text:p>
          </table:table-cell>
          <table:table-cell table:style-name="ce1" office:value-type="string" calcext:value-type="string">
            <text:p>Distributed</text:p>
          </table:table-cell>
          <table:table-cell table:style-name="ce1" office:value-type="string" calcext:value-type="string">
            <text:p>Non-distributed</text:p>
          </table:table-cell>
          <table:table-cell table:style-name="ce1" office:value-type="string" calcext:value-type="string">
            <text:p>Ideal</text:p>
          </table:table-cell>
          <table:table-cell table:number-columns-repeated="5"/>
        </table:table-row>
        <table:table-row table:style-name="ro1">
          <table:table-cell/>
          <table:table-cell table:style-name="ce1" table:number-columns-repeated="11"/>
          <table:table-cell/>
          <table:table-cell table:style-name="ce1" office:value-type="float" office:value="1" calcext:value-type="float">
            <text:p>1</text:p>
          </table:table-cell>
          <table:table-cell table:formula="of:=[.O18]/[.N31]" office:value-type="float" office:value="1" calcext:value-type="float">
            <text:p>1</text:p>
          </table:table-cell>
          <table:table-cell table:formula="of:=[.P18]/[.N31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2"/>
          <table:table-cell table:number-columns-repeated="3"/>
          <table:table-cell table:style-name="ce2"/>
          <table:table-cell/>
          <table:table-cell table:style-name="ce1" office:value-type="float" office:value="2" calcext:value-type="float">
            <text:p>2</text:p>
          </table:table-cell>
          <table:table-cell table:formula="of:=[.O19]/[.N32]" office:value-type="float" office:value="0.607801418439716" calcext:value-type="float">
            <text:p>0.6078014184</text:p>
          </table:table-cell>
          <table:table-cell table:formula="of:=[.P19]/[.N32]" office:value-type="float" office:value="0.774864376130199" calcext:value-type="float">
            <text:p>0.774864376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2" table:number-columns-repeated="2"/>
          <table:table-cell table:number-columns-repeated="2"/>
          <table:table-cell table:style-name="ce2"/>
          <table:table-cell/>
          <table:table-cell table:style-name="ce1" office:value-type="float" office:value="4" calcext:value-type="float">
            <text:p>4</text:p>
          </table:table-cell>
          <table:table-cell table:formula="of:=[.O20]/[.N33]" office:value-type="float" office:value="0.707095709570957" calcext:value-type="float">
            <text:p>0.7070957096</text:p>
          </table:table-cell>
          <table:table-cell table:formula="of:=[.P20]/[.N33]" office:value-type="float" office:value="0.569813829787234" calcext:value-type="float">
            <text:p>0.569813829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2"/>
          <table:table-cell table:number-columns-repeated="3"/>
          <table:table-cell table:style-name="ce2"/>
          <table:table-cell/>
          <table:table-cell table:style-name="ce1" office:value-type="float" office:value="8" calcext:value-type="float">
            <text:p>8</text:p>
          </table:table-cell>
          <table:table-cell table:formula="of:=[.O21]/[.N34]" office:value-type="float" office:value="0.627562975981254" calcext:value-type="float">
            <text:p>0.627562976</text:p>
          </table:table-cell>
          <table:table-cell table:formula="of:=[.P21]/[.N34]" office:value-type="float" office:value="0.547953964194373" calcext:value-type="float">
            <text:p>0.547953964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2"/>
          <table:table-cell table:number-columns-repeated="3"/>
          <table:table-cell table:style-name="ce2"/>
          <table:table-cell/>
          <table:table-cell table:style-name="ce1" office:value-type="float" office:value="16" calcext:value-type="float">
            <text:p>16</text:p>
          </table:table-cell>
          <table:table-cell table:formula="of:=[.O22]/[.N35]" office:value-type="float" office:value="0.493322588072761" calcext:value-type="float">
            <text:p>0.4933225881</text:p>
          </table:table-cell>
          <table:table-cell table:formula="of:=[.P22]/[.N35]" office:value-type="float" office:value="0.414730933023616" calcext:value-type="float">
            <text:p>0.41473093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2"/>
          <table:table-cell table:number-columns-repeated="3"/>
          <table:table-cell table:style-name="ce2"/>
          <table:table-cell/>
          <table:table-cell table:style-name="ce1" office:value-type="float" office:value="32" calcext:value-type="float">
            <text:p>32</text:p>
          </table:table-cell>
          <table:table-cell table:formula="of:=[.O23]/[.N36]" office:value-type="float" office:value="0.658015970515971" calcext:value-type="float">
            <text:p>0.6580159705</text:p>
          </table:table-cell>
          <table:table-cell table:formula="of:=[.P23]/[.N36]" office:value-type="float" office:value="0.280431937172775" calcext:value-type="float">
            <text:p>0.280431937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2"/>
          <table:table-cell table:number-columns-repeated="3"/>
          <table:table-cell table:style-name="ce2"/>
          <table:table-cell/>
          <table:table-cell table:style-name="ce1" office:value-type="float" office:value="64" calcext:value-type="float">
            <text:p>64</text:p>
          </table:table-cell>
          <table:table-cell table:formula="of:=[.O24]/[.N37]" office:value-type="float" office:value="0.608803137076608" calcext:value-type="float">
            <text:p>0.6088031371</text:p>
          </table:table-cell>
          <table:table-cell table:formula="of:=[.P24]/[.N37]" office:value-type="float" office:value="0.3484873129473" calcext:value-type="float">
            <text:p>0.348487312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2"/>
          <table:table-cell table:number-columns-repeated="3"/>
          <table:table-cell table:style-name="ce2"/>
          <table:table-cell/>
          <table:table-cell table:style-name="ce1" office:value-type="float" office:value="128" calcext:value-type="float">
            <text:p>128</text:p>
          </table:table-cell>
          <table:table-cell table:formula="of:=[.O25]/[.N38]" office:value-type="float" office:value="0.383027030892448" calcext:value-type="float">
            <text:p>0.3830270309</text:p>
          </table:table-cell>
          <table:table-cell table:formula="of:=[.P25]/[.N38]" office:value-type="float" office:value="0.713595790034639" calcext:value-type="float">
            <text:p>0.7135957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2"/>
          <table:table-cell table:number-columns-repeated="3"/>
          <table:table-cell table:style-name="ce2"/>
          <table:table-cell/>
          <table:table-cell table:style-name="ce1" office:value-type="float" office:value="256" calcext:value-type="float">
            <text:p>256</text:p>
          </table:table-cell>
          <table:table-cell table:formula="of:=[.O26]/[.N39]" office:value-type="float" office:value="0.283759800805255" calcext:value-type="float">
            <text:p>0.2837598008</text:p>
          </table:table-cell>
          <table:table-cell table:formula="of:=[.P26]/[.N39]" office:value-type="float" office:value="0.639170644391408" calcext:value-type="float">
            <text:p>0.639170644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2"/>
          <table:table-cell table:number-columns-repeated="3"/>
          <table:table-cell table:style-name="ce2"/>
          <table:table-cell table:number-columns-repeated="10"/>
        </table:table-row>
        <table:table-row table:style-name="ro1" table:number-rows-repeated="3">
          <table:table-cell table:number-columns-repeated="22"/>
        </table:table-row>
        <table:table-row table:style-name="ro1">
          <table:table-cell/>
          <table:table-cell table:style-name="ce1" office:value-type="string" calcext:value-type="string">
            <text:p>PAPER</text:p>
          </table:table-cell>
          <table:table-cell table:number-columns-repeated="11"/>
          <table:table-cell table:style-name="ce1" office:value-type="string" calcext:value-type="string">
            <text:p>PAPER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Cores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Ideal Speedup</text:p>
          </table:table-cell>
          <table:table-cell table:style-name="ce1" office:value-type="string" calcext:value-type="string">
            <text:p>Speedup</text:p>
          </table:table-cell>
          <table:table-cell table:style-name="ce1" office:value-type="string" calcext:value-type="string">
            <text:p>Parallel Efficiency</text:p>
          </table:table-cell>
          <table:table-cell table:number-columns-repeated="7"/>
          <table:table-cell table:style-name="ce1" office:value-type="string" calcext:value-type="string">
            <text:p>TIME</text:p>
          </table:table-cell>
          <table:table-cell table:number-columns-repeated="8"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formula="of:=[.C46]/[.C46]" office:value-type="float" office:value="1" calcext:value-type="float">
            <text:p>1</text:p>
          </table:table-cell>
          <table:table-cell table:formula="of:=[.E46]/[.D46]" office:value-type="float" office:value="1" calcext:value-type="float">
            <text:p>1</text:p>
          </table:table-cell>
          <table:table-cell table:number-columns-repeated="7"/>
          <table:table-cell table:style-name="ce1" office:value-type="string" calcext:value-type="string">
            <text:p>Ranks</text:p>
          </table:table-cell>
          <table:table-cell table:style-name="ce1" office:value-type="string" calcext:value-type="string">
            <text:p>Developers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formula="of:=[.C46]/[.C47]" office:value-type="float" office:value="1.48979591836735" calcext:value-type="float">
            <text:p>1.4897959184</text:p>
          </table:table-cell>
          <table:table-cell table:formula="of:=[.E47]/[.D47]" office:value-type="float" office:value="0.744897959183674" calcext:value-type="float">
            <text:p>0.7448979592</text:p>
          </table:table-cell>
          <table:table-cell table:number-columns-repeated="7"/>
          <table:table-cell office:value-type="float" office:value="512" calcext:value-type="float">
            <text:p>512</text:p>
          </table:table-cell>
          <table:table-cell office:value-type="float" office:value="145.94" calcext:value-type="float">
            <text:p>145.9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formula="of:=[.C46]/[.C48]" office:value-type="float" office:value="3.17391304347826" calcext:value-type="float">
            <text:p>3.1739130435</text:p>
          </table:table-cell>
          <table:table-cell table:formula="of:=[.E48]/[.D48]" office:value-type="float" office:value="0.793478260869565" calcext:value-type="float">
            <text:p>0.7934782609</text:p>
          </table:table-cell>
          <table:table-cell table:number-columns-repeated="7"/>
          <table:table-cell office:value-type="float" office:value="1024" calcext:value-type="float">
            <text:p>1024</text:p>
          </table:table-cell>
          <table:table-cell office:value-type="float" office:value="98.01" calcext:value-type="float">
            <text:p>98.01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formula="of:=[.C46]/[.C49]" office:value-type="float" office:value="6.63636363636364" calcext:value-type="float">
            <text:p>6.6363636364</text:p>
          </table:table-cell>
          <table:table-cell table:formula="of:=[.E49]/[.D49]" office:value-type="float" office:value="0.829545454545455" calcext:value-type="float">
            <text:p>0.8295454545</text:p>
          </table:table-cell>
          <table:table-cell table:number-columns-repeated="7"/>
          <table:table-cell office:value-type="float" office:value="2048" calcext:value-type="float">
            <text:p>2048</text:p>
          </table:table-cell>
          <table:table-cell office:value-type="float" office:value="49.16" calcext:value-type="float">
            <text:p>49.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[.C46]/[.C50]" office:value-type="float" office:value="9.125" calcext:value-type="float">
            <text:p>9.125</text:p>
          </table:table-cell>
          <table:table-cell table:formula="of:=[.E50]/[.D50]" office:value-type="float" office:value="0.5703125" calcext:value-type="float">
            <text:p>0.5703125</text:p>
          </table:table-cell>
          <table:table-cell table:number-columns-repeated="7"/>
          <table:table-cell office:value-type="float" office:value="4096" calcext:value-type="float">
            <text:p>4096</text:p>
          </table:table-cell>
          <table:table-cell office:value-type="float" office:value="21.97" calcext:value-type="float">
            <text:p>21.9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formula="of:=[.C46]/[.C51]" office:value-type="float" office:value="14.6" calcext:value-type="float">
            <text:p>14.6</text:p>
          </table:table-cell>
          <table:table-cell table:formula="of:=[.E51]/[.D51]" office:value-type="float" office:value="0.45625" calcext:value-type="float">
            <text:p>0.45625</text:p>
          </table:table-cell>
          <table:table-cell table:number-columns-repeated="7"/>
          <table:table-cell office:value-type="float" office:value="8192" calcext:value-type="float">
            <text:p>8192</text:p>
          </table:table-cell>
          <table:table-cell office:value-type="float" office:value="15.9" calcext:value-type="float">
            <text:p>15.9</text:p>
          </table:table-cell>
          <table:table-cell table:number-columns-repeated="7"/>
        </table:table-row>
        <table:table-row table:style-name="ro1">
          <table:table-cell table:number-columns-repeated="13"/>
          <table:table-cell office:value-type="float" office:value="16384" calcext:value-type="float">
            <text:p>16384</text:p>
          </table:table-cell>
          <table:table-cell office:value-type="float" office:value="10.01" calcext:value-type="float">
            <text:p>10.01</text:p>
          </table:table-cell>
          <table:table-cell table:number-columns-repeated="7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13"/>
          <table:table-cell table:style-name="ce1" office:value-type="string" calcext:value-type="string">
            <text:p>SPEEDUP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4"/>
          <table:table-cell table:style-name="ce1" office:value-type="string" calcext:value-type="string">
            <text:p>Cores</text:p>
          </table:table-cell>
          <table:table-cell table:style-name="ce1" office:value-type="string" calcext:value-type="string">
            <text:p>Parallel Efficiency</text:p>
          </table:table-cell>
          <table:table-cell table:number-columns-repeated="7"/>
          <table:table-cell table:style-name="ce1" office:value-type="string" calcext:value-type="string">
            <text:p>Ranks</text:p>
          </table:table-cell>
          <table:table-cell table:style-name="ce1" office:value-type="string" calcext:value-type="string">
            <text:p>Developers</text:p>
          </table:table-cell>
          <table:table-cell table:style-name="ce1" office:value-type="string" calcext:value-type="string">
            <text:p>Idea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12" calcext:value-type="float">
            <text:p>512</text:p>
          </table:table-cell>
          <table:table-cell table:formula="of:=[.O47]/[.O47]" office:value-type="float" office:value="1" calcext:value-type="float">
            <text:p>1</text:p>
          </table:table-cell>
          <table:table-cell table:formula="of:=[.N57]/[.N57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024" calcext:value-type="float">
            <text:p>1024</text:p>
          </table:table-cell>
          <table:table-cell office:value-type="float" office:value="0.744897959183674" calcext:value-type="float">
            <text:p>0.7448979592</text:p>
          </table:table-cell>
          <table:table-cell table:number-columns-repeated="7"/>
          <table:table-cell office:value-type="float" office:value="1024" calcext:value-type="float">
            <text:p>1024</text:p>
          </table:table-cell>
          <table:table-cell table:formula="of:=[.O47]/[.O48]" office:value-type="float" office:value="1.48903173145597" calcext:value-type="float">
            <text:p>1.4890317315</text:p>
          </table:table-cell>
          <table:table-cell table:formula="of:=[.N58]/[.N57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048" calcext:value-type="float">
            <text:p>2048</text:p>
          </table:table-cell>
          <table:table-cell office:value-type="float" office:value="0.793478260869565" calcext:value-type="float">
            <text:p>0.7934782609</text:p>
          </table:table-cell>
          <table:table-cell table:number-columns-repeated="7"/>
          <table:table-cell office:value-type="float" office:value="2048" calcext:value-type="float">
            <text:p>2048</text:p>
          </table:table-cell>
          <table:table-cell table:formula="of:=[.O47]/[.O49]" office:value-type="float" office:value="2.9686737184703" calcext:value-type="float">
            <text:p>2.9686737185</text:p>
          </table:table-cell>
          <table:table-cell table:formula="of:=[.N59]/[.N57]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096" calcext:value-type="float">
            <text:p>4096</text:p>
          </table:table-cell>
          <table:table-cell office:value-type="float" office:value="0.829545454545455" calcext:value-type="float">
            <text:p>0.8295454545</text:p>
          </table:table-cell>
          <table:table-cell table:number-columns-repeated="7"/>
          <table:table-cell office:value-type="float" office:value="4096" calcext:value-type="float">
            <text:p>4096</text:p>
          </table:table-cell>
          <table:table-cell table:formula="of:=[.O47]/[.O50]" office:value-type="float" office:value="6.64269458352299" calcext:value-type="float">
            <text:p>6.6426945835</text:p>
          </table:table-cell>
          <table:table-cell table:formula="of:=[.N60]/[.N57]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8192" calcext:value-type="float">
            <text:p>8192</text:p>
          </table:table-cell>
          <table:table-cell office:value-type="float" office:value="0.5703125" calcext:value-type="float">
            <text:p>0.5703125</text:p>
          </table:table-cell>
          <table:table-cell table:number-columns-repeated="7"/>
          <table:table-cell office:value-type="float" office:value="8192" calcext:value-type="float">
            <text:p>8192</text:p>
          </table:table-cell>
          <table:table-cell table:formula="of:=[.O47]/[.O51]" office:value-type="float" office:value="9.17861635220126" calcext:value-type="float">
            <text:p>9.1786163522</text:p>
          </table:table-cell>
          <table:table-cell table:formula="of:=[.N61]/[.N57]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6384" calcext:value-type="float">
            <text:p>16384</text:p>
          </table:table-cell>
          <table:table-cell office:value-type="float" office:value="0.45625" calcext:value-type="float">
            <text:p>0.45625</text:p>
          </table:table-cell>
          <table:table-cell table:number-columns-repeated="7"/>
          <table:table-cell office:value-type="float" office:value="16384" calcext:value-type="float">
            <text:p>16384</text:p>
          </table:table-cell>
          <table:table-cell table:formula="of:=[.O47]/[.O52]" office:value-type="float" office:value="14.5794205794206" calcext:value-type="float">
            <text:p>14.5794205794</text:p>
          </table:table-cell>
          <table:table-cell table:formula="of:=[.N62]/[.N57]" office:value-type="float" office:value="32" calcext:value-type="float">
            <text:p>32</text:p>
          </table:table-cell>
          <table:table-cell table:number-columns-repeated="6"/>
        </table:table-row>
        <table:table-row table:style-name="ro1" table:number-rows-repeated="40">
          <table:table-cell table:number-columns-repeated="22"/>
        </table:table-row>
        <table:table-row table:style-name="ro1" table:number-rows-repeated="2">
          <table:table-cell table:number-columns-repeated="13"/>
          <table:table-cell table:style-name="ce1" table:number-columns-repeated="2"/>
          <table:table-cell table:number-columns-repeated="7"/>
        </table:table-row>
        <table:table-row table:style-name="ro1">
          <table:table-cell table:number-columns-repeated="13"/>
          <table:table-cell table:style-name="ce1" table:number-columns-repeated="3"/>
          <table:table-cell table:number-columns-repeated="6"/>
        </table:table-row>
      </table:table>
      <table:table table:name="Weak" table:style-name="ta1">
        <table:shapes>
          <draw:frame draw:z-index="0" draw:style-name="gr1" draw:text-style-name="P1" svg:width="4.6476in" svg:height="2.4535in" svg:x="15.3154in" svg:y="5.1713in">
            <draw:object draw:notify-on-update-of-ranges="Weak.L33:Weak.L41 Weak.M32:Weak.M32 Weak.M33:Weak.M41 Weak.N32:Weak.N32 Weak.N33:Weak.N41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1" draw:style-name="gr1" draw:text-style-name="P1" svg:width="8.8878in" svg:height="4.0114in" svg:x="14.839in" svg:y="7.5331in">
            <draw:object draw:notify-on-update-of-ranges="Weak.L47:Weak.L55 Weak.M46:Weak.M46 Weak.M47:Weak.M55 Weak.N46:Weak.N46 Weak.N47:Weak.N55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2" draw:style-name="gr1" draw:text-style-name="P1" svg:width="4.8618in" svg:height="2.0787in" svg:x="15.335in" svg:y="12.4252in">
            <draw:object draw:notify-on-update-of-ranges="Weak.L60:Weak.L68 Weak.M59:Weak.M59 Weak.M60:Weak.M68 Weak.N59:Weak.N59 Weak.N60:Weak.N68 Weak.O59:Weak.O59 Weak.O60:Weak.O68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3" draw:style-name="gr1" draw:text-style-name="P1" svg:width="8.535in" svg:height="5.5in" svg:x="15.1024in" svg:y="17.6in">
            <draw:object draw:notify-on-update-of-ranges="Weak.M105:Weak.M112 Weak.N104:Weak.N104 Weak.N105:Weak.N112 Weak.O104:Weak.O104 Weak.O105:Weak.O112"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3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column table:style-name="co7" table:default-cell-style-name="Default"/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6"/>
          <table:table-cell table:style-name="ce1" office:value-type="string" calcext:value-type="string">
            <text:p>Calculus for mine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cores</text:p>
          </table:table-cell>
          <table:table-cell table:style-name="ce1" office:value-type="string" calcext:value-type="string">
            <text:p>np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N/Cores</text:p>
          </table:table-cell>
          <table:table-cell/>
          <table:table-cell table:style-name="ce1" office:value-type="string" calcext:value-type="string">
            <text:p>cores</text:p>
          </table:table-cell>
          <table:table-cell table:style-name="ce1" office:value-type="string" calcext:value-type="string">
            <text:p>np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N/Cores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PAPER HACC</text:p>
          </table:table-cell>
          <table:table-cell office:value-type="float" office:value="2048" calcext:value-type="float">
            <text:p>2048</text:p>
          </table:table-cell>
          <table:table-cell office:value-type="float" office:value="1600" calcext:value-type="float">
            <text:p>1600</text:p>
          </table:table-cell>
          <table:table-cell table:formula="of:=POWER([.C5];3)" office:value-type="float" office:value="4096000000" calcext:value-type="float">
            <text:p>4096000000</text:p>
          </table:table-cell>
          <table:table-cell table:formula="of:=[.D5]/[.B5]" office:value-type="float" office:value="2000000" calcext:value-type="float">
            <text:p>2000000</text:p>
          </table:table-cell>
          <table:table-cell/>
          <table:table-cell office:value-type="float" office:value="1" calcext:value-type="float">
            <text:p>1</text:p>
          </table:table-cell>
          <table:table-cell table:formula="of:=POWER([.I5];1/3)" office:value-type="float" office:value="50.3968419957949" calcext:value-type="float">
            <text:p>50.3968419958</text:p>
          </table:table-cell>
          <table:table-cell table:formula="of:=[.J5]*[.G5]" office:value-type="float" office:value="128000" calcext:value-type="float">
            <text:p>128000</text:p>
          </table:table-cell>
          <table:table-cell office:value-type="float" office:value="128000" calcext:value-type="float">
            <text:p>1280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table:formula="of:=POWER([.C6];3)" office:value-type="float" office:value="8589934592" calcext:value-type="float">
            <text:p>8589934592</text:p>
          </table:table-cell>
          <table:table-cell table:formula="of:=[.D6]/[.B6]" office:value-type="float" office:value="2097152" calcext:value-type="float">
            <text:p>2097152</text:p>
          </table:table-cell>
          <table:table-cell/>
          <table:table-cell office:value-type="float" office:value="2" calcext:value-type="float">
            <text:p>2</text:p>
          </table:table-cell>
          <table:table-cell table:formula="of:=POWER([.I6];1/3)" office:value-type="float" office:value="63.496042078728" calcext:value-type="float">
            <text:p>63.4960420787</text:p>
          </table:table-cell>
          <table:table-cell table:formula="of:=[.J6]*[.G6]" office:value-type="float" office:value="256000" calcext:value-type="float">
            <text:p>256000</text:p>
          </table:table-cell>
          <table:table-cell table:formula="of:=[.J5]" office:value-type="float" office:value="128000" calcext:value-type="float">
            <text:p>1280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2560" calcext:value-type="float">
            <text:p>2560</text:p>
          </table:table-cell>
          <table:table-cell table:formula="of:=POWER([.C7];3)" office:value-type="float" office:value="16777216000" calcext:value-type="float">
            <text:p>16777216000</text:p>
          </table:table-cell>
          <table:table-cell table:formula="of:=[.D7]/[.B7]" office:value-type="float" office:value="2048000" calcext:value-type="float">
            <text:p>2048000</text:p>
          </table:table-cell>
          <table:table-cell/>
          <table:table-cell office:value-type="float" office:value="4" calcext:value-type="float">
            <text:p>4</text:p>
          </table:table-cell>
          <table:table-cell table:formula="of:=POWER([.I7];1/3)" office:value-type="float" office:value="80" calcext:value-type="float">
            <text:p>80</text:p>
          </table:table-cell>
          <table:table-cell table:formula="of:=[.J7]*[.G7]" office:value-type="float" office:value="512000" calcext:value-type="float">
            <text:p>512000</text:p>
          </table:table-cell>
          <table:table-cell table:formula="of:=[.J5]" office:value-type="float" office:value="128000" calcext:value-type="float">
            <text:p>1280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3200" calcext:value-type="float">
            <text:p>3200</text:p>
          </table:table-cell>
          <table:table-cell table:formula="of:=POWER([.C8];3)" office:value-type="float" office:value="32768000000" calcext:value-type="float">
            <text:p>32768000000</text:p>
          </table:table-cell>
          <table:table-cell table:formula="of:=[.D8]/[.B8]" office:value-type="float" office:value="2000000" calcext:value-type="float">
            <text:p>2000000</text:p>
          </table:table-cell>
          <table:table-cell/>
          <table:table-cell office:value-type="float" office:value="8" calcext:value-type="float">
            <text:p>8</text:p>
          </table:table-cell>
          <table:table-cell table:formula="of:=POWER([.I8];1/3)" office:value-type="float" office:value="100.79368399159" calcext:value-type="float">
            <text:p>100.7936839916</text:p>
          </table:table-cell>
          <table:table-cell table:formula="of:=[.J8]*[.G8]" office:value-type="float" office:value="1024000" calcext:value-type="float">
            <text:p>1024000</text:p>
          </table:table-cell>
          <table:table-cell table:formula="of:=[.J7]" office:value-type="float" office:value="128000" calcext:value-type="float">
            <text:p>1280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office:value-type="float" office:value="4096" calcext:value-type="float">
            <text:p>4096</text:p>
          </table:table-cell>
          <table:table-cell table:formula="of:=POWER([.C9];3)" office:value-type="float" office:value="68719476736" calcext:value-type="float">
            <text:p>68719476736</text:p>
          </table:table-cell>
          <table:table-cell table:formula="of:=[.D9]/[.B9]" office:value-type="float" office:value="2097152" calcext:value-type="float">
            <text:p>2097152</text:p>
          </table:table-cell>
          <table:table-cell/>
          <table:table-cell office:value-type="float" office:value="16" calcext:value-type="float">
            <text:p>16</text:p>
          </table:table-cell>
          <table:table-cell table:formula="of:=POWER([.I9];1/3)" office:value-type="float" office:value="126.992084157456" calcext:value-type="float">
            <text:p>126.9920841575</text:p>
          </table:table-cell>
          <table:table-cell table:formula="of:=[.J9]*[.G9]" office:value-type="float" office:value="2048000" calcext:value-type="float">
            <text:p>2048000</text:p>
          </table:table-cell>
          <table:table-cell table:formula="of:=[.J7]" office:value-type="float" office:value="128000" calcext:value-type="float">
            <text:p>1280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65536" calcext:value-type="float">
            <text:p>65536</text:p>
          </table:table-cell>
          <table:table-cell office:value-type="float" office:value="5120" calcext:value-type="float">
            <text:p>5120</text:p>
          </table:table-cell>
          <table:table-cell table:formula="of:=POWER([.C10];3)" office:value-type="float" office:value="134217728000" calcext:value-type="float">
            <text:p>134217728000</text:p>
          </table:table-cell>
          <table:table-cell table:formula="of:=[.D10]/[.B10]" office:value-type="float" office:value="2048000" calcext:value-type="float">
            <text:p>2048000</text:p>
          </table:table-cell>
          <table:table-cell/>
          <table:table-cell office:value-type="float" office:value="32" calcext:value-type="float">
            <text:p>32</text:p>
          </table:table-cell>
          <table:table-cell table:formula="of:=POWER([.I10];1/3)" office:value-type="float" office:value="160" calcext:value-type="float">
            <text:p>160</text:p>
          </table:table-cell>
          <table:table-cell table:formula="of:=[.J10]*[.G10]" office:value-type="float" office:value="4096000" calcext:value-type="float">
            <text:p>4096000</text:p>
          </table:table-cell>
          <table:table-cell table:formula="of:=[.J9]" office:value-type="float" office:value="128000" calcext:value-type="float">
            <text:p>1280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1072" calcext:value-type="float">
            <text:p>131072</text:p>
          </table:table-cell>
          <table:table-cell office:value-type="float" office:value="6656" calcext:value-type="float">
            <text:p>6656</text:p>
          </table:table-cell>
          <table:table-cell table:formula="of:=POWER([.C11];3)" office:value-type="float" office:value="294876348416" calcext:value-type="float">
            <text:p>294876348416</text:p>
          </table:table-cell>
          <table:table-cell table:formula="of:=[.D11]/[.B11]" office:value-type="float" office:value="2249728" calcext:value-type="float">
            <text:p>2249728</text:p>
          </table:table-cell>
          <table:table-cell/>
          <table:table-cell office:value-type="float" office:value="64" calcext:value-type="float">
            <text:p>64</text:p>
          </table:table-cell>
          <table:table-cell table:formula="of:=POWER([.I11];1/3)" office:value-type="float" office:value="201.58736798318" calcext:value-type="float">
            <text:p>201.5873679832</text:p>
          </table:table-cell>
          <table:table-cell table:formula="of:=[.J11]*[.G11]" office:value-type="float" office:value="8192000" calcext:value-type="float">
            <text:p>8192000</text:p>
          </table:table-cell>
          <table:table-cell table:formula="of:=[.J9]" office:value-type="float" office:value="128000" calcext:value-type="float">
            <text:p>1280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262144" calcext:value-type="float">
            <text:p>262144</text:p>
          </table:table-cell>
          <table:table-cell office:value-type="float" office:value="8192" calcext:value-type="float">
            <text:p>8192</text:p>
          </table:table-cell>
          <table:table-cell table:formula="of:=POWER([.C12];3)" office:value-type="float" office:value="549755813888" calcext:value-type="float">
            <text:p>549755813888</text:p>
          </table:table-cell>
          <table:table-cell table:formula="of:=[.D12]/[.B12]" office:value-type="float" office:value="2097152" calcext:value-type="float">
            <text:p>2097152</text:p>
          </table:table-cell>
          <table:table-cell/>
          <table:table-cell office:value-type="float" office:value="128" calcext:value-type="float">
            <text:p>128</text:p>
          </table:table-cell>
          <table:table-cell table:formula="of:=POWER([.I12];1/3)" office:value-type="float" office:value="253.984168314912" calcext:value-type="float">
            <text:p>253.9841683149</text:p>
          </table:table-cell>
          <table:table-cell table:formula="of:=[.J12]*[.G12]" office:value-type="float" office:value="16384000" calcext:value-type="float">
            <text:p>16384000</text:p>
          </table:table-cell>
          <table:table-cell table:formula="of:=[.J11]" office:value-type="float" office:value="128000" calcext:value-type="float">
            <text:p>128000</text:p>
          </table:table-cell>
          <table:table-cell table:number-columns-repeated="2"/>
          <table:table-cell table:style-name="ce1" office:value-type="string" calcext:value-type="string">
            <text:p>Ranks</text:p>
          </table:table-cell>
          <table:table-cell table:style-name="ce1" office:value-type="string" calcext:value-type="string">
            <text:p>np</text:p>
          </table:table-cell>
          <table:table-cell table:style-name="ce1" office:value-type="string" calcext:value-type="string">
            <text:p>boxSize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216" calcext:value-type="float">
            <text:p>393216</text:p>
          </table:table-cell>
          <table:table-cell office:value-type="float" office:value="9216" calcext:value-type="float">
            <text:p>9216</text:p>
          </table:table-cell>
          <table:table-cell table:formula="of:=POWER([.C13];3)" office:value-type="float" office:value="782757789696" calcext:value-type="float">
            <text:p>782757789696</text:p>
          </table:table-cell>
          <table:table-cell table:formula="of:=[.D13]/[.B13]" office:value-type="float" office:value="1990656" calcext:value-type="float">
            <text:p>1990656</text:p>
          </table:table-cell>
          <table:table-cell/>
          <table:table-cell office:value-type="float" office:value="256" calcext:value-type="float">
            <text:p>256</text:p>
          </table:table-cell>
          <table:table-cell table:formula="of:=POWER([.I13];1/3)" office:value-type="float" office:value="320" calcext:value-type="float">
            <text:p>320</text:p>
          </table:table-cell>
          <table:table-cell table:formula="of:=[.J13]*[.G13]" office:value-type="float" office:value="32768000" calcext:value-type="float">
            <text:p>32768000</text:p>
          </table:table-cell>
          <table:table-cell table:formula="of:=[.J11]" office:value-type="float" office:value="128000" calcext:value-type="float">
            <text:p>128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formula="of:=[.N13]*0.7115" office:value-type="float" office:value="91.072" calcext:value-type="float">
            <text:p>91.072</text:p>
          </table:table-cell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/>
          <table:table-cell office:value-type="float" office:value="524288" calcext:value-type="float">
            <text:p>524288</text:p>
          </table:table-cell>
          <table:table-cell office:value-type="float" office:value="10240" calcext:value-type="float">
            <text:p>10240</text:p>
          </table:table-cell>
          <table:table-cell table:formula="of:=POWER([.C14];3)" office:value-type="float" office:value="1073741824000" calcext:value-type="float">
            <text:p>1073741824000</text:p>
          </table:table-cell>
          <table:table-cell table:formula="of:=[.D14]/[.B14]" office:value-type="float" office:value="2048000" calcext:value-type="float">
            <text:p>2048000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table:formula="of:=[.N14]*0.7115" office:value-type="float" office:value="113.84" calcext:value-type="float">
            <text:p>113.84</text:p>
          </table:table-cell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786432" calcext:value-type="float">
            <text:p>786432</text:p>
          </table:table-cell>
          <table:table-cell office:value-type="float" office:value="12288" calcext:value-type="float">
            <text:p>12288</text:p>
          </table:table-cell>
          <table:table-cell table:formula="of:=POWER([.C15];3)" office:value-type="float" office:value="1855425871872" calcext:value-type="float">
            <text:p>1855425871872</text:p>
          </table:table-cell>
          <table:table-cell table:formula="of:=[.D15]/[.B15]" office:value-type="float" office:value="2359296" calcext:value-type="float">
            <text:p>2359296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table:formula="of:=[.N15]*0.7115" office:value-type="float" office:value="142.3" calcext:value-type="float">
            <text:p>142.3</text:p>
          </table:table-cell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72864" calcext:value-type="float">
            <text:p>1572864</text:p>
          </table:table-cell>
          <table:table-cell office:value-type="float" office:value="15360" calcext:value-type="float">
            <text:p>15360</text:p>
          </table:table-cell>
          <table:table-cell table:formula="of:=POWER([.C16];3)" office:value-type="float" office:value="3623878656000" calcext:value-type="float">
            <text:p>3623878656000</text:p>
          </table:table-cell>
          <table:table-cell table:formula="of:=[.D16]/[.B16]" office:value-type="float" office:value="2304000" calcext:value-type="float">
            <text:p>2304000</text:p>
          </table:table-cell>
          <table:table-cell table:number-columns-repeated="5"/>
          <table:table-cell office:value-type="string" calcext:value-type="string">
            <text:p>boxSiz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table:formula="of:=[.N16]*0.7115" office:value-type="float" office:value="182.144" calcext:value-type="float">
            <text:p>182.144</text:p>
          </table:table-cell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POWER([.H17];3)" office:value-type="float" office:value="125000" calcext:value-type="float">
            <text:p>125000</text:p>
          </table:table-cell>
          <table:table-cell table:formula="of:=[.I17]/[.G17]" office:value-type="float" office:value="125000" calcext:value-type="float">
            <text:p>125000</text:p>
          </table:table-cell>
          <table:table-cell table:formula="of:=[.H17]*0.7511" office:value-type="float" office:value="37.555" calcext:value-type="float">
            <text:p>37.55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0" calcext:value-type="float">
            <text:p>320</text:p>
          </table:table-cell>
          <table:table-cell table:formula="of:=[.N17]*0.7115" office:value-type="float" office:value="227.68" calcext:value-type="float">
            <text:p>227.68</text:p>
          </table:table-cell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formula="of:=POWER([.C18];3)" office:value-type="float" office:value="2097152" calcext:value-type="float">
            <text:p>2097152</text:p>
          </table:table-cell>
          <table:table-cell table:formula="of:=[.D18]/[.B18]" office:value-type="float" office:value="2097152" calcext:value-type="float">
            <text:p>209715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formula="of:=POWER([.H18];3)" office:value-type="float" office:value="262144" calcext:value-type="float">
            <text:p>262144</text:p>
          </table:table-cell>
          <table:table-cell table:formula="of:=[.I18]/[.G18]" office:value-type="float" office:value="131072" calcext:value-type="float">
            <text:p>131072</text:p>
          </table:table-cell>
          <table:table-cell table:formula="of:=[.H18]*0.7511" office:value-type="float" office:value="48.0704" calcext:value-type="float">
            <text:p>48.0704</text:p>
          </table:table-cell>
          <table:table-cell/>
          <table:table-cell table:style-name="ce8" office:value-type="float" office:value="32" calcext:value-type="float">
            <text:p>32</text:p>
          </table:table-cell>
          <table:table-cell table:style-name="ce8" office:value-type="float" office:value="408" calcext:value-type="float">
            <text:p>408</text:p>
          </table:table-cell>
          <table:table-cell table:formula="of:=[.N18]*0.7115" office:value-type="float" office:value="290.292" calcext:value-type="float">
            <text:p>290.29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LAUDIA's</text:p>
          </table:table-cell>
          <table:table-cell office:value-type="float" office:value="16" calcext:value-type="float">
            <text:p>16</text:p>
          </table:table-cell>
          <table:table-cell office:value-type="float" office:value="320" calcext:value-type="float">
            <text:p>320</text:p>
          </table:table-cell>
          <table:table-cell table:formula="of:=POWER([.C19];3)" office:value-type="float" office:value="32768000" calcext:value-type="float">
            <text:p>32768000</text:p>
          </table:table-cell>
          <table:table-cell table:formula="of:=[.D19]/[.B19]" office:value-type="float" office:value="2048000" calcext:value-type="float">
            <text:p>20480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table:formula="of:=POWER([.H19];3)" office:value-type="float" office:value="512000" calcext:value-type="float">
            <text:p>512000</text:p>
          </table:table-cell>
          <table:table-cell table:formula="of:=[.I19]/[.G19]" office:value-type="float" office:value="128000" calcext:value-type="float">
            <text:p>128000</text:p>
          </table:table-cell>
          <table:table-cell table:formula="of:=[.H19]*0.7511" office:value-type="float" office:value="60.088" calcext:value-type="float">
            <text:p>60.08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table:formula="of:=[.N19]*0.7115" office:value-type="float" office:value="364.288" calcext:value-type="float">
            <text:p>364.288</text:p>
          </table:table-cell>
          <table:table-cell office:value-type="float" office:value="365" calcext:value-type="float">
            <text:p>36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408" calcext:value-type="float">
            <text:p>408</text:p>
          </table:table-cell>
          <table:table-cell table:formula="of:=POWER([.C20];3)" office:value-type="float" office:value="67917312" calcext:value-type="float">
            <text:p>67917312</text:p>
          </table:table-cell>
          <table:table-cell table:formula="of:=[.D20]/[.B20]" office:value-type="float" office:value="2122416" calcext:value-type="float">
            <text:p>21224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4" calcext:value-type="float">
            <text:p>104</text:p>
          </table:table-cell>
          <table:table-cell table:formula="of:=POWER([.H20];3)" office:value-type="float" office:value="1124864" calcext:value-type="float">
            <text:p>1124864</text:p>
          </table:table-cell>
          <table:table-cell table:formula="of:=[.I20]/[.G20]" office:value-type="float" office:value="140608" calcext:value-type="float">
            <text:p>140608</text:p>
          </table:table-cell>
          <table:table-cell table:formula="of:=[.H20]*0.7511" office:value-type="float" office:value="78.1144" calcext:value-type="float">
            <text:p>78.1144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640" calcext:value-type="float">
            <text:p>640</text:p>
          </table:table-cell>
          <table:table-cell table:formula="of:=[.N20]*0.7115" office:value-type="float" office:value="455.36" calcext:value-type="float">
            <text:p>455.36</text:p>
          </table:table-cell>
          <table:table-cell office:value-type="float" office:value="460" calcext:value-type="float">
            <text:p>46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table:formula="of:=POWER([.C21];3)" office:value-type="float" office:value="134217728" calcext:value-type="float">
            <text:p>134217728</text:p>
          </table:table-cell>
          <table:table-cell table:formula="of:=[.D21]/[.B21]" office:value-type="float" office:value="2097152" calcext:value-type="float">
            <text:p>209715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table:formula="of:=POWER([.H21];3)" office:value-type="float" office:value="2097152" calcext:value-type="float">
            <text:p>2097152</text:p>
          </table:table-cell>
          <table:table-cell table:formula="of:=[.I21]/[.G21]" office:value-type="float" office:value="131072" calcext:value-type="float">
            <text:p>131072</text:p>
          </table:table-cell>
          <table:table-cell table:formula="of:=[.H21]*0.7511" office:value-type="float" office:value="96.1408" calcext:value-type="float">
            <text:p>96.1408</text:p>
          </table:table-cell>
          <table:table-cell/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816" calcext:value-type="float">
            <text:p>816</text:p>
          </table:table-cell>
          <table:table-cell table:formula="of:=[.N21]*0.7115" office:value-type="float" office:value="580.584" calcext:value-type="float">
            <text:p>580.584</text:p>
          </table:table-cell>
          <table:table-cell office:value-type="float" office:value="581" calcext:value-type="float">
            <text:p>58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640" calcext:value-type="float">
            <text:p>640</text:p>
          </table:table-cell>
          <table:table-cell table:formula="of:=POWER([.C22];3)" office:value-type="float" office:value="262144000" calcext:value-type="float">
            <text:p>262144000</text:p>
          </table:table-cell>
          <table:table-cell table:formula="of:=[.D22]/[.B22]" office:value-type="float" office:value="2048000" calcext:value-type="float">
            <text:p>204800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0" calcext:value-type="float">
            <text:p>160</text:p>
          </table:table-cell>
          <table:table-cell table:formula="of:=POWER([.H22];3)" office:value-type="float" office:value="4096000" calcext:value-type="float">
            <text:p>4096000</text:p>
          </table:table-cell>
          <table:table-cell table:formula="of:=[.I22]/[.G22]" office:value-type="float" office:value="128000" calcext:value-type="float">
            <text:p>128000</text:p>
          </table:table-cell>
          <table:table-cell table:formula="of:=[.H22]*0.7511" office:value-type="float" office:value="120.176" calcext:value-type="float">
            <text:p>120.176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table:formula="of:=[.N22]*0.7115" office:value-type="float" office:value="728.576" calcext:value-type="float">
            <text:p>728.576</text:p>
          </table:table-cell>
          <table:table-cell office:value-type="float" office:value="730" calcext:value-type="float">
            <text:p>7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816" calcext:value-type="float">
            <text:p>816</text:p>
          </table:table-cell>
          <table:table-cell table:formula="of:=POWER([.C23];3)" office:value-type="float" office:value="543338496" calcext:value-type="float">
            <text:p>543338496</text:p>
          </table:table-cell>
          <table:table-cell table:formula="of:=[.D23]/[.B23]" office:value-type="float" office:value="2122416" calcext:value-type="float">
            <text:p>212241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92" calcext:value-type="float">
            <text:p>192</text:p>
          </table:table-cell>
          <table:table-cell table:formula="of:=POWER([.H23];3)" office:value-type="float" office:value="7077888" calcext:value-type="float">
            <text:p>7077888</text:p>
          </table:table-cell>
          <table:table-cell table:formula="of:=[.I23]/[.G23]" office:value-type="float" office:value="110592" calcext:value-type="float">
            <text:p>110592</text:p>
          </table:table-cell>
          <table:table-cell table:formula="of:=[.H23]*0.7511" office:value-type="float" office:value="144.2112" calcext:value-type="float">
            <text:p>144.2112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1280" calcext:value-type="float">
            <text:p>1280</text:p>
          </table:table-cell>
          <table:table-cell table:formula="of:=[.N23]*0.7115" office:value-type="float" office:value="910.72" calcext:value-type="float">
            <text:p>910.72</text:p>
          </table:table-cell>
          <table:table-cell office:value-type="float" office:value="912" calcext:value-type="float">
            <text:p>9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table:formula="of:=POWER([.C24];3)" office:value-type="float" office:value="1073741824" calcext:value-type="float">
            <text:p>1073741824</text:p>
          </table:table-cell>
          <table:table-cell table:formula="of:=[.D24]/[.B24]" office:value-type="float" office:value="2097152" calcext:value-type="float">
            <text:p>2097152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formula="of:=POWER([.H24];3)" office:value-type="float" office:value="16777216" calcext:value-type="float">
            <text:p>16777216</text:p>
          </table:table-cell>
          <table:table-cell table:formula="of:=[.I24]/[.G24]" office:value-type="float" office:value="131072" calcext:value-type="float">
            <text:p>131072</text:p>
          </table:table-cell>
          <table:table-cell table:formula="of:=[.H24]*0.7511" office:value-type="float" office:value="192.2816" calcext:value-type="float">
            <text:p>192.2816</text:p>
          </table:table-cell>
          <table:table-cell/>
          <table:table-cell office:value-type="float" office:value="2048" calcext:value-type="float">
            <text:p>2048</text:p>
          </table:table-cell>
          <table:table-cell office:value-type="float" office:value="1600" calcext:value-type="float">
            <text:p>1600</text:p>
          </table:table-cell>
          <table:table-cell table:formula="of:=[.N24]*0.7115" office:value-type="float" office:value="1138.4" calcext:value-type="float">
            <text:p>1138.4</text:p>
          </table:table-cell>
          <table:table-cell office:value-type="float" office:value="1140" calcext:value-type="float">
            <text:p>114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1280" calcext:value-type="float">
            <text:p>1280</text:p>
          </table:table-cell>
          <table:table-cell table:formula="of:=POWER([.C25];3)" office:value-type="float" office:value="2097152000" calcext:value-type="float">
            <text:p>2097152000</text:p>
          </table:table-cell>
          <table:table-cell table:formula="of:=[.D25]/[.B25]" office:value-type="float" office:value="2048000" calcext:value-type="float">
            <text:p>2048000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table:formula="of:=POWER([.H25];3)" office:value-type="float" office:value="134217728" calcext:value-type="float">
            <text:p>134217728</text:p>
          </table:table-cell>
          <table:table-cell table:formula="of:=[.I25]/[.G25]" office:value-type="float" office:value="524288" calcext:value-type="float">
            <text:p>524288</text:p>
          </table:table-cell>
          <table:table-cell table:formula="of:=[.H25]*0.7511" office:value-type="float" office:value="384.5632" calcext:value-type="float">
            <text:p>384.5632</text:p>
          </table:table-cell>
          <table:table-cell/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table:formula="of:=[.N25]*0.7115" office:value-type="float" office:value="1457.152" calcext:value-type="float">
            <text:p>1457.152</text:p>
          </table:table-cell>
          <table:table-cell office:value-type="float" office:value="1460" calcext:value-type="float">
            <text:p>146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1600" calcext:value-type="float">
            <text:p>1600</text:p>
          </table:table-cell>
          <table:table-cell table:formula="of:=POWER([.C26];3)" office:value-type="float" office:value="4096000000" calcext:value-type="float">
            <text:p>4096000000</text:p>
          </table:table-cell>
          <table:table-cell table:formula="of:=[.D26]/[.B26]" office:value-type="float" office:value="2000000" calcext:value-type="float">
            <text:p>200000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table:formula="of:=POWER([.C27];3)" office:value-type="float" office:value="8589934592" calcext:value-type="float">
            <text:p>8589934592</text:p>
          </table:table-cell>
          <table:table-cell table:formula="of:=[.D27]/[.B27]" office:value-type="float" office:value="2097152" calcext:value-type="float">
            <text:p>2097152</text:p>
          </table:table-cell>
          <table:table-cell table:number-columns-repeated="13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style-name="ce1" office:value-type="string" calcext:value-type="string">
            <text:p>MINE</text:p>
          </table:table-cell>
          <table:table-cell table:style-name="ce1" office:value-type="string" calcext:value-type="string">
            <text:p>Ranks</text:p>
          </table:table-cell>
          <table:table-cell table:style-name="ce1" office:value-type="string" calcext:value-type="string">
            <text:p>np</text:p>
          </table:table-cell>
          <table:table-cell table:style-name="ce1" office:value-type="string" calcext:value-type="string">
            <text:p>boxSize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N/Cores</text:p>
          </table:table-cell>
          <table:table-cell table:style-name="ce1" office:value-type="string" calcext:value-type="string">
            <text:p>#1 Run</text:p>
          </table:table-cell>
          <table:table-cell table:style-name="ce1" office:value-type="string" calcext:value-type="string">
            <text:p>#2 Run</text:p>
          </table:table-cell>
          <table:table-cell table:style-name="ce1" office:value-type="string" calcext:value-type="string">
            <text:p>#3 Run</text:p>
          </table:table-cell>
          <table:table-cell table:style-name="ce1" office:value-type="string" calcext:value-type="string">
            <text:p>Time/particle</text:p>
          </table:table-cell>
          <table:table-cell table:style-name="ce1" office:value-type="string" calcext:value-type="string">
            <text:p>Total time</text:p>
          </table:table-cell>
          <table:table-cell table:style-name="ce1" office:value-type="string" calcext:value-type="string">
            <text:p>TI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x1x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7.555" calcext:value-type="float">
            <text:p>37.555</text:p>
          </table:table-cell>
          <table:table-cell table:formula="of:=POWER([.C32];3)" office:value-type="float" office:value="125000" calcext:value-type="float">
            <text:p>125000</text:p>
          </table:table-cell>
          <table:table-cell table:formula="of:=[.E32]/[.B32]" office:value-type="float" office:value="125000" calcext:value-type="float">
            <text:p>125000</text:p>
          </table:table-cell>
          <table:table-cell table:style-name="ce2" office:value-type="float" office:value="4429.07" calcext:value-type="float">
            <text:p>4.43E+003</text:p>
          </table:table-cell>
          <table:table-cell table:style-name="ce2" table:number-columns-repeated="2"/>
          <table:table-cell table:style-name="ce2" table:formula="of:=AVERAGE([.G32:.I32])" office:value-type="float" office:value="4429.07" calcext:value-type="float">
            <text:p>4.43E+003</text:p>
          </table:table-cell>
          <table:table-cell table:style-name="ce7" office:value-type="time" office:time-value="PT00H25M21.16S" calcext:value-type="time">
            <text:p>25:21.16</text:p>
          </table:table-cell>
          <table:table-cell table:style-name="ce1" office:value-type="string" calcext:value-type="string">
            <text:p>Ranks</text:p>
          </table:table-cell>
          <table:table-cell table:style-name="ce1" office:value-type="string" calcext:value-type="string">
            <text:p>Distributed</text:p>
          </table:table-cell>
          <table:table-cell table:style-name="ce1" office:value-type="string" calcext:value-type="string">
            <text:p>Non-distribu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x1x1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48.0704" calcext:value-type="float">
            <text:p>48.0704</text:p>
          </table:table-cell>
          <table:table-cell table:formula="of:=POWER([.C33];3)" office:value-type="float" office:value="262144" calcext:value-type="float">
            <text:p>262144</text:p>
          </table:table-cell>
          <table:table-cell table:formula="of:=[.E33]/[.B33]" office:value-type="float" office:value="131072" calcext:value-type="float">
            <text:p>131072</text:p>
          </table:table-cell>
          <table:table-cell table:style-name="ce2" office:value-type="float" office:value="5330.89" calcext:value-type="float">
            <text:p>5.33E+003</text:p>
          </table:table-cell>
          <table:table-cell table:style-name="ce2" table:number-columns-repeated="2"/>
          <table:table-cell table:style-name="ce2" table:formula="of:=AVERAGE([.G33:.I33])" office:value-type="float" office:value="5330.89" calcext:value-type="float">
            <text:p>5.33E+003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2" table:formula="of:=[.J32]" office:value-type="float" office:value="4429.07" calcext:value-type="float">
            <text:p>4.43E+003</text:p>
          </table:table-cell>
          <table:table-cell table:style-name="ce2" table:formula="of:=[.J51]" office:value-type="float" office:value="4429.07" calcext:value-type="float">
            <text:p>4.43E+0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x2x1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60.088" calcext:value-type="float">
            <text:p>60.088</text:p>
          </table:table-cell>
          <table:table-cell table:formula="of:=POWER([.C34];3)" office:value-type="float" office:value="512000" calcext:value-type="float">
            <text:p>512000</text:p>
          </table:table-cell>
          <table:table-cell table:formula="of:=[.E34]/[.B34]" office:value-type="float" office:value="128000" calcext:value-type="float">
            <text:p>128000</text:p>
          </table:table-cell>
          <table:table-cell table:style-name="ce2" office:value-type="float" office:value="3712.43" calcext:value-type="float">
            <text:p>3.71E+003</text:p>
          </table:table-cell>
          <table:table-cell table:style-name="ce2" table:number-columns-repeated="2"/>
          <table:table-cell table:style-name="ce2" table:formula="of:=AVERAGE([.G34:.I34])" office:value-type="float" office:value="3712.43" calcext:value-type="float">
            <text:p>3.71E+003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2" table:formula="of:=[.J33]" office:value-type="float" office:value="5330.89" calcext:value-type="float">
            <text:p>5.33E+003</text:p>
          </table:table-cell>
          <table:table-cell table:style-name="ce2" table:formula="of:=[.J52]" office:value-type="float" office:value="5330.89" calcext:value-type="float">
            <text:p>5.33E+0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x2x2</text:p>
          </table:table-cell>
          <table:table-cell office:value-type="float" office:value="8" calcext:value-type="float">
            <text:p>8</text:p>
          </table:table-cell>
          <table:table-cell office:value-type="float" office:value="104" calcext:value-type="float">
            <text:p>104</text:p>
          </table:table-cell>
          <table:table-cell office:value-type="float" office:value="78.1144" calcext:value-type="float">
            <text:p>78.1144</text:p>
          </table:table-cell>
          <table:table-cell table:formula="of:=POWER([.C35];3)" office:value-type="float" office:value="1124864" calcext:value-type="float">
            <text:p>1124864</text:p>
          </table:table-cell>
          <table:table-cell table:formula="of:=[.E35]/[.B35]" office:value-type="float" office:value="140608" calcext:value-type="float">
            <text:p>140608</text:p>
          </table:table-cell>
          <table:table-cell table:style-name="ce2" office:value-type="float" office:value="5531.97" calcext:value-type="float">
            <text:p>5.53E+003</text:p>
          </table:table-cell>
          <table:table-cell table:style-name="ce2" table:number-columns-repeated="2"/>
          <table:table-cell table:style-name="ce2" table:formula="of:=AVERAGE([.G35:.I35])" office:value-type="float" office:value="5531.97" calcext:value-type="float">
            <text:p>5.53E+003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2" table:formula="of:=[.J34]" office:value-type="float" office:value="3712.43" calcext:value-type="float">
            <text:p>3.71E+003</text:p>
          </table:table-cell>
          <table:table-cell table:style-name="ce2" table:formula="of:=[.J53]" office:value-type="float" office:value="4423.39" calcext:value-type="float">
            <text:p>4.42E+0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x2x2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96.1408" calcext:value-type="float">
            <text:p>96.1408</text:p>
          </table:table-cell>
          <table:table-cell table:formula="of:=POWER([.C36];3)" office:value-type="float" office:value="2097152" calcext:value-type="float">
            <text:p>2097152</text:p>
          </table:table-cell>
          <table:table-cell table:formula="of:=[.E36]/[.B36]" office:value-type="float" office:value="131072" calcext:value-type="float">
            <text:p>131072</text:p>
          </table:table-cell>
          <table:table-cell table:style-name="ce2" office:value-type="float" office:value="5013.92" calcext:value-type="float">
            <text:p>5.01E+003</text:p>
          </table:table-cell>
          <table:table-cell table:style-name="ce2" table:number-columns-repeated="2"/>
          <table:table-cell table:style-name="ce2" table:formula="of:=AVERAGE([.G36:.I36])" office:value-type="float" office:value="5013.92" calcext:value-type="float">
            <text:p>5.01E+003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2" table:formula="of:=[.J35]" office:value-type="float" office:value="5531.97" calcext:value-type="float">
            <text:p>5.53E+003</text:p>
          </table:table-cell>
          <table:table-cell table:style-name="ce2" table:formula="of:=[.J54]" office:value-type="float" office:value="5919.05" calcext:value-type="float">
            <text:p>5.92E+0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x4x2</text:p>
          </table:table-cell>
          <table:table-cell office:value-type="float" office:value="32" calcext:value-type="float">
            <text:p>32</text:p>
          </table:table-cell>
          <table:table-cell office:value-type="float" office:value="160" calcext:value-type="float">
            <text:p>160</text:p>
          </table:table-cell>
          <table:table-cell office:value-type="float" office:value="120.176" calcext:value-type="float">
            <text:p>120.176</text:p>
          </table:table-cell>
          <table:table-cell table:formula="of:=POWER([.C37];3)" office:value-type="float" office:value="4096000" calcext:value-type="float">
            <text:p>4096000</text:p>
          </table:table-cell>
          <table:table-cell table:formula="of:=[.E37]/[.B37]" office:value-type="float" office:value="128000" calcext:value-type="float">
            <text:p>128000</text:p>
          </table:table-cell>
          <table:table-cell table:style-name="ce2" office:value-type="float" office:value="5013.92" calcext:value-type="float">
            <text:p>5.01E+003</text:p>
          </table:table-cell>
          <table:table-cell table:style-name="ce2" table:number-columns-repeated="2"/>
          <table:table-cell table:style-name="ce2" table:formula="of:=AVERAGE([.G37:.I37])" office:value-type="float" office:value="5013.92" calcext:value-type="float">
            <text:p>5.01E+003</text:p>
          </table:table-cell>
          <table:table-cell/>
          <table:table-cell table:style-name="ce1" office:value-type="float" office:value="16" calcext:value-type="float">
            <text:p>16</text:p>
          </table:table-cell>
          <table:table-cell table:style-name="ce2" table:formula="of:=[.J36]" office:value-type="float" office:value="5013.92" calcext:value-type="float">
            <text:p>5.01E+003</text:p>
          </table:table-cell>
          <table:table-cell table:style-name="ce2" table:formula="of:=[.J55]" office:value-type="float" office:value="5415.94" calcext:value-type="float">
            <text:p>5.42E+0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x4x4</text:p>
          </table:table-cell>
          <table:table-cell office:value-type="float" office:value="64" calcext:value-type="float">
            <text:p>64</text:p>
          </table:table-cell>
          <table:table-cell office:value-type="float" office:value="192" calcext:value-type="float">
            <text:p>192</text:p>
          </table:table-cell>
          <table:table-cell office:value-type="float" office:value="144.2112" calcext:value-type="float">
            <text:p>144.2112</text:p>
          </table:table-cell>
          <table:table-cell table:formula="of:=POWER([.C38];3)" office:value-type="float" office:value="7077888" calcext:value-type="float">
            <text:p>7077888</text:p>
          </table:table-cell>
          <table:table-cell table:formula="of:=[.E38]/[.B38]" office:value-type="float" office:value="110592" calcext:value-type="float">
            <text:p>110592</text:p>
          </table:table-cell>
          <table:table-cell table:style-name="ce2" office:value-type="float" office:value="3696.16" calcext:value-type="float">
            <text:p>3.70E+003</text:p>
          </table:table-cell>
          <table:table-cell table:style-name="ce2" table:number-columns-repeated="2"/>
          <table:table-cell table:style-name="ce2" table:formula="of:=AVERAGE([.G38:.I38])" office:value-type="float" office:value="3696.16" calcext:value-type="float">
            <text:p>3.70E+003</text:p>
          </table:table-cell>
          <table:table-cell/>
          <table:table-cell table:style-name="ce1" office:value-type="float" office:value="32" calcext:value-type="float">
            <text:p>32</text:p>
          </table:table-cell>
          <table:table-cell table:style-name="ce2" table:formula="of:=[.J37]" office:value-type="float" office:value="5013.92" calcext:value-type="float">
            <text:p>5.01E+003</text:p>
          </table:table-cell>
          <table:table-cell table:style-name="ce2" table:formula="of:=[.J56]" office:value-type="float" office:value="5280.95" calcext:value-type="float">
            <text:p>5.28E+0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x4x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92.2816" calcext:value-type="float">
            <text:p>192.2816</text:p>
          </table:table-cell>
          <table:table-cell table:formula="of:=POWER([.C39];3)" office:value-type="float" office:value="16777216" calcext:value-type="float">
            <text:p>16777216</text:p>
          </table:table-cell>
          <table:table-cell table:formula="of:=[.E39]/[.B39]" office:value-type="float" office:value="131072" calcext:value-type="float">
            <text:p>131072</text:p>
          </table:table-cell>
          <table:table-cell table:style-name="ce2" office:value-type="float" office:value="5189.86" calcext:value-type="float">
            <text:p>5.19E+003</text:p>
          </table:table-cell>
          <table:table-cell table:style-name="ce2" table:number-columns-repeated="2"/>
          <table:table-cell table:style-name="ce2" table:formula="of:=AVERAGE([.G39:.I39])" office:value-type="float" office:value="5189.86" calcext:value-type="float">
            <text:p>5.19E+003</text:p>
          </table:table-cell>
          <table:table-cell/>
          <table:table-cell table:style-name="ce1" office:value-type="float" office:value="64" calcext:value-type="float">
            <text:p>64</text:p>
          </table:table-cell>
          <table:table-cell table:style-name="ce2" table:formula="of:=[.J38]" office:value-type="float" office:value="3696.16" calcext:value-type="float">
            <text:p>3.70E+003</text:p>
          </table:table-cell>
          <table:table-cell table:style-name="ce2" table:formula="of:=[.J57]" office:value-type="float" office:value="2490.09" calcext:value-type="float">
            <text:p>2.49E+003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" table:number-columns-repeated="4"/>
          <table:table-cell/>
          <table:table-cell table:style-name="ce1" office:value-type="float" office:value="128" calcext:value-type="float">
            <text:p>128</text:p>
          </table:table-cell>
          <table:table-cell table:style-name="ce2" table:formula="of:=[.J39]" office:value-type="float" office:value="5189.86" calcext:value-type="float">
            <text:p>5.19E+003</text:p>
          </table:table-cell>
          <table:table-cell table:style-name="ce2" table:formula="of:=[.J58]" office:value-type="float" office:value="2852.12" calcext:value-type="float">
            <text:p>2.85E+003</text:p>
          </table:table-cell>
          <table:table-cell table:number-columns-repeated="4"/>
        </table:table-row>
        <table:table-row table:style-name="ro1">
          <table:table-cell table:number-columns-repeated="11"/>
          <table:table-cell table:style-name="ce1"/>
          <table:table-cell table:style-name="ce2"/>
          <table:table-cell table:number-columns-repeated="5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ATTENTION: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np MUST be a deviser of each dimension of the descomposition</text:p>
          </table:table-cell>
          <table:table-cell table:number-columns-repeated="8"/>
          <table:table-cell table:style-name="ce1" office:value-type="string" calcext:value-type="string">
            <text:p>SPEEDUP</text:p>
          </table:table-cell>
          <table:table-cell table:number-columns-repeated="6"/>
        </table:table-row>
        <table:table-row table:style-name="ro1">
          <table:table-cell table:number-columns-repeated="11"/>
          <table:table-cell table:style-name="ce1" office:value-type="string" calcext:value-type="string">
            <text:p>Ranks</text:p>
          </table:table-cell>
          <table:table-cell table:style-name="ce1" office:value-type="string" calcext:value-type="string">
            <text:p>Distributed</text:p>
          </table:table-cell>
          <table:table-cell table:style-name="ce1" office:value-type="string" calcext:value-type="string">
            <text:p>Non-distributed</text:p>
          </table:table-cell>
          <table:table-cell table:style-name="ce1" office:value-type="string" calcext:value-type="string">
            <text:p>Ideal</text:p>
          </table:table-cell>
          <table:table-cell table:number-columns-repeated="3"/>
        </table:table-row>
        <table:table-row table:style-name="ro1">
          <table:table-cell table:number-columns-repeated="11"/>
          <table:table-cell table:style-name="ce1" office:value-type="string" calcext:value-type="string">
            <text:p>1 (125)</text:p>
          </table:table-cell>
          <table:table-cell table:formula="of:=[.M33]/[.M33]" office:value-type="float" office:value="1" calcext:value-type="float">
            <text:p>1</text:p>
          </table:table-cell>
          <table:table-cell table:formula="of:=[.N33]/[.N33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11"/>
          <table:table-cell table:style-name="ce1" office:value-type="string" calcext:value-type="string">
            <text:p>2 (131)</text:p>
          </table:table-cell>
          <table:table-cell table:formula="of:=[.M33]/[.M34]" office:value-type="float" office:value="0.830831249566207" calcext:value-type="float">
            <text:p>0.8308312496</text:p>
          </table:table-cell>
          <table:table-cell table:formula="of:=[.N33]/[.N34]" office:value-type="float" office:value="0.830831249566207" calcext:value-type="float">
            <text:p>0.830831249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11"/>
          <table:table-cell table:style-name="ce1" office:value-type="string" calcext:value-type="string">
            <text:p>4 (128)</text:p>
          </table:table-cell>
          <table:table-cell table:formula="of:=[.M33]/[.M35]" office:value-type="float" office:value="1.19303798320776" calcext:value-type="float">
            <text:p>1.1930379832</text:p>
          </table:table-cell>
          <table:table-cell table:formula="of:=[.N33]/[.N35]" office:value-type="float" office:value="1.0012840830223" calcext:value-type="float">
            <text:p>1.00128408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INE</text:p>
          </table:table-cell>
          <table:table-cell table:style-name="ce1" office:value-type="string" calcext:value-type="string">
            <text:p>Ranks</text:p>
          </table:table-cell>
          <table:table-cell table:style-name="ce1" office:value-type="string" calcext:value-type="string">
            <text:p>np</text:p>
          </table:table-cell>
          <table:table-cell table:style-name="ce1" office:value-type="string" calcext:value-type="string">
            <text:p>boxSize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N/Cores</text:p>
          </table:table-cell>
          <table:table-cell table:style-name="ce1" office:value-type="string" calcext:value-type="string">
            <text:p>#1 Run</text:p>
          </table:table-cell>
          <table:table-cell table:style-name="ce1" office:value-type="string" calcext:value-type="string">
            <text:p>#2 Run</text:p>
          </table:table-cell>
          <table:table-cell table:style-name="ce1" office:value-type="string" calcext:value-type="string">
            <text:p>#3 Run</text:p>
          </table:table-cell>
          <table:table-cell table:style-name="ce1" office:value-type="string" calcext:value-type="string">
            <text:p>Time/particle</text:p>
          </table:table-cell>
          <table:table-cell/>
          <table:table-cell table:style-name="ce1" office:value-type="string" calcext:value-type="string">
            <text:p>8 (140)</text:p>
          </table:table-cell>
          <table:table-cell table:formula="of:=[.M33]/[.M36]" office:value-type="float" office:value="0.800631601400586" calcext:value-type="float">
            <text:p>0.8006316014</text:p>
          </table:table-cell>
          <table:table-cell table:formula="of:=[.N33]/[.N36]" office:value-type="float" office:value="0.748273793936527" calcext:value-type="float">
            <text:p>0.748273793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x1x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7.555" calcext:value-type="float">
            <text:p>37.555</text:p>
          </table:table-cell>
          <table:table-cell table:formula="of:=POWER([.C51];3)" office:value-type="float" office:value="125000" calcext:value-type="float">
            <text:p>125000</text:p>
          </table:table-cell>
          <table:table-cell table:formula="of:=[.E51]/[.B51]" office:value-type="float" office:value="125000" calcext:value-type="float">
            <text:p>125000</text:p>
          </table:table-cell>
          <table:table-cell table:style-name="ce2" office:value-type="float" office:value="4429.07" calcext:value-type="float">
            <text:p>4.43E+003</text:p>
          </table:table-cell>
          <table:table-cell table:style-name="ce2" table:number-columns-repeated="2"/>
          <table:table-cell table:style-name="ce2" table:formula="of:=AVERAGE([.G51:.I51])" office:value-type="float" office:value="4429.07" calcext:value-type="float">
            <text:p>4.43E+003</text:p>
          </table:table-cell>
          <table:table-cell/>
          <table:table-cell table:style-name="ce1" office:value-type="string" calcext:value-type="string">
            <text:p>16 (131)</text:p>
          </table:table-cell>
          <table:table-cell table:formula="of:=[.M33]/[.M37]" office:value-type="float" office:value="0.883354740402719" calcext:value-type="float">
            <text:p>0.8833547404</text:p>
          </table:table-cell>
          <table:table-cell table:formula="of:=[.N33]/[.N37]" office:value-type="float" office:value="0.817784170430249" calcext:value-type="float">
            <text:p>0.817784170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1x1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48.0704" calcext:value-type="float">
            <text:p>48.0704</text:p>
          </table:table-cell>
          <table:table-cell table:formula="of:=POWER([.C52];3)" office:value-type="float" office:value="262144" calcext:value-type="float">
            <text:p>262144</text:p>
          </table:table-cell>
          <table:table-cell table:formula="of:=[.E52]/[.B52]" office:value-type="float" office:value="131072" calcext:value-type="float">
            <text:p>131072</text:p>
          </table:table-cell>
          <table:table-cell table:style-name="ce2" office:value-type="float" office:value="5330.89" calcext:value-type="float">
            <text:p>5.33E+003</text:p>
          </table:table-cell>
          <table:table-cell table:style-name="ce2" table:number-columns-repeated="2"/>
          <table:table-cell table:style-name="ce2" table:formula="of:=AVERAGE([.G52:.I52])" office:value-type="float" office:value="5330.89" calcext:value-type="float">
            <text:p>5.33E+003</text:p>
          </table:table-cell>
          <table:table-cell/>
          <table:table-cell table:style-name="ce1" office:value-type="string" calcext:value-type="string">
            <text:p>32 (128)</text:p>
          </table:table-cell>
          <table:table-cell table:formula="of:=[.M33]/[.M38]" office:value-type="float" office:value="0.883354740402719" calcext:value-type="float">
            <text:p>0.8833547404</text:p>
          </table:table-cell>
          <table:table-cell table:formula="of:=[.N33]/[.N38]" office:value-type="float" office:value="0.838688114827824" calcext:value-type="float">
            <text:p>0.838688114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1x1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60.088" calcext:value-type="float">
            <text:p>60.088</text:p>
          </table:table-cell>
          <table:table-cell table:formula="of:=POWER([.C53];3)" office:value-type="float" office:value="512000" calcext:value-type="float">
            <text:p>512000</text:p>
          </table:table-cell>
          <table:table-cell table:formula="of:=[.E53]/[.B53]" office:value-type="float" office:value="128000" calcext:value-type="float">
            <text:p>128000</text:p>
          </table:table-cell>
          <table:table-cell table:style-name="ce2" office:value-type="float" office:value="4423.39" calcext:value-type="float">
            <text:p>4.42E+003</text:p>
          </table:table-cell>
          <table:table-cell table:style-name="ce2" table:number-columns-repeated="2"/>
          <table:table-cell table:style-name="ce2" table:formula="of:=AVERAGE([.G53:.I53])" office:value-type="float" office:value="4423.39" calcext:value-type="float">
            <text:p>4.42E+003</text:p>
          </table:table-cell>
          <table:table-cell/>
          <table:table-cell table:style-name="ce1" office:value-type="string" calcext:value-type="string">
            <text:p>64 (110)</text:p>
          </table:table-cell>
          <table:table-cell table:formula="of:=[.M33]/[.M39]" office:value-type="float" office:value="1.19828957620882" calcext:value-type="float">
            <text:p>1.1982895762</text:p>
          </table:table-cell>
          <table:table-cell table:formula="of:=[.N33]/[.N39]" office:value-type="float" office:value="1.77867868229662" calcext:value-type="float">
            <text:p>1.778678682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x1x1</text:p>
          </table:table-cell>
          <table:table-cell office:value-type="float" office:value="8" calcext:value-type="float">
            <text:p>8</text:p>
          </table:table-cell>
          <table:table-cell office:value-type="float" office:value="104" calcext:value-type="float">
            <text:p>104</text:p>
          </table:table-cell>
          <table:table-cell office:value-type="float" office:value="78.1144" calcext:value-type="float">
            <text:p>78.1144</text:p>
          </table:table-cell>
          <table:table-cell table:formula="of:=POWER([.C54];3)" office:value-type="float" office:value="1124864" calcext:value-type="float">
            <text:p>1124864</text:p>
          </table:table-cell>
          <table:table-cell table:formula="of:=[.E54]/[.B54]" office:value-type="float" office:value="140608" calcext:value-type="float">
            <text:p>140608</text:p>
          </table:table-cell>
          <table:table-cell table:style-name="ce2" office:value-type="float" office:value="5919.05" calcext:value-type="float">
            <text:p>5.92E+003</text:p>
          </table:table-cell>
          <table:table-cell table:style-name="ce2" table:number-columns-repeated="2"/>
          <table:table-cell table:style-name="ce2" table:formula="of:=AVERAGE([.G54:.I54])" office:value-type="float" office:value="5919.05" calcext:value-type="float">
            <text:p>5.92E+003</text:p>
          </table:table-cell>
          <table:table-cell/>
          <table:table-cell table:style-name="ce1" office:value-type="string" calcext:value-type="string">
            <text:p>128 (131)</text:p>
          </table:table-cell>
          <table:table-cell table:formula="of:=[.M33]/[.M40]" office:value-type="float" office:value="0.853408377104585" calcext:value-type="float">
            <text:p>0.8534083771</text:p>
          </table:table-cell>
          <table:table-cell table:formula="of:=[.N33]/[.N40]" office:value-type="float" office:value="1.55290450612176" calcext:value-type="float">
            <text:p>1.552904506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16x1x1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96.1408" calcext:value-type="float">
            <text:p>96.1408</text:p>
          </table:table-cell>
          <table:table-cell table:formula="of:=POWER([.C55];3)" office:value-type="float" office:value="2097152" calcext:value-type="float">
            <text:p>2097152</text:p>
          </table:table-cell>
          <table:table-cell table:formula="of:=[.E55]/[.B55]" office:value-type="float" office:value="131072" calcext:value-type="float">
            <text:p>131072</text:p>
          </table:table-cell>
          <table:table-cell table:style-name="ce2" office:value-type="float" office:value="5415.94" calcext:value-type="float">
            <text:p>5.42E+003</text:p>
          </table:table-cell>
          <table:table-cell table:style-name="ce2" table:number-columns-repeated="2"/>
          <table:table-cell table:style-name="ce2" table:formula="of:=AVERAGE([.G55:.I55])" office:value-type="float" office:value="5415.94" calcext:value-type="float">
            <text:p>5.42E+003</text:p>
          </table:table-cell>
          <table:table-cell/>
          <table:table-cell table:style-name="ce1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32x1x1</text:p>
          </table:table-cell>
          <table:table-cell office:value-type="float" office:value="32" calcext:value-type="float">
            <text:p>32</text:p>
          </table:table-cell>
          <table:table-cell office:value-type="float" office:value="160" calcext:value-type="float">
            <text:p>160</text:p>
          </table:table-cell>
          <table:table-cell office:value-type="float" office:value="120.176" calcext:value-type="float">
            <text:p>120.176</text:p>
          </table:table-cell>
          <table:table-cell table:formula="of:=POWER([.C56];3)" office:value-type="float" office:value="4096000" calcext:value-type="float">
            <text:p>4096000</text:p>
          </table:table-cell>
          <table:table-cell table:formula="of:=[.E56]/[.B56]" office:value-type="float" office:value="128000" calcext:value-type="float">
            <text:p>128000</text:p>
          </table:table-cell>
          <table:table-cell table:style-name="ce2" office:value-type="float" office:value="5280.95" calcext:value-type="float">
            <text:p>5.28E+003</text:p>
          </table:table-cell>
          <table:table-cell table:style-name="ce2" table:number-columns-repeated="2"/>
          <table:table-cell table:style-name="ce2" table:formula="of:=AVERAGE([.G56:.I56])" office:value-type="float" office:value="5280.95" calcext:value-type="float">
            <text:p>5.28E+003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64x1x1</text:p>
          </table:table-cell>
          <table:table-cell office:value-type="float" office:value="64" calcext:value-type="float">
            <text:p>64</text:p>
          </table:table-cell>
          <table:table-cell office:value-type="float" office:value="192" calcext:value-type="float">
            <text:p>192</text:p>
          </table:table-cell>
          <table:table-cell office:value-type="float" office:value="144.2112" calcext:value-type="float">
            <text:p>144.2112</text:p>
          </table:table-cell>
          <table:table-cell table:formula="of:=POWER([.C57];3)" office:value-type="float" office:value="7077888" calcext:value-type="float">
            <text:p>7077888</text:p>
          </table:table-cell>
          <table:table-cell table:formula="of:=[.E57]/[.B57]" office:value-type="float" office:value="110592" calcext:value-type="float">
            <text:p>110592</text:p>
          </table:table-cell>
          <table:table-cell table:style-name="ce2" office:value-type="float" office:value="2490.09" calcext:value-type="float">
            <text:p>2.49E+003</text:p>
          </table:table-cell>
          <table:table-cell table:style-name="ce2" table:number-columns-repeated="2"/>
          <table:table-cell table:style-name="ce2" table:formula="of:=AVERAGE([.G57:.I57])" office:value-type="float" office:value="2490.09" calcext:value-type="float">
            <text:p>2.49E+0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28x1x1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92.2816" calcext:value-type="float">
            <text:p>192.2816</text:p>
          </table:table-cell>
          <table:table-cell table:formula="of:=POWER([.C58];3)" office:value-type="float" office:value="16777216" calcext:value-type="float">
            <text:p>16777216</text:p>
          </table:table-cell>
          <table:table-cell table:formula="of:=[.E58]/[.B58]" office:value-type="float" office:value="131072" calcext:value-type="float">
            <text:p>131072</text:p>
          </table:table-cell>
          <table:table-cell table:style-name="ce2" office:value-type="float" office:value="2852.12" calcext:value-type="float">
            <text:p>2.85E+003</text:p>
          </table:table-cell>
          <table:table-cell table:style-name="ce2" table:number-columns-repeated="2"/>
          <table:table-cell table:style-name="ce2" table:formula="of:=AVERAGE([.G58:.I58])" office:value-type="float" office:value="2852.12" calcext:value-type="float">
            <text:p>2.85E+003</text:p>
          </table:table-cell>
          <table:table-cell/>
          <table:table-cell table:style-name="ce1" office:value-type="string" calcext:value-type="string">
            <text:p>PARALLEL EFFICIENCY</text:p>
          </table:table-cell>
          <table:table-cell table:number-columns-repeated="6"/>
        </table:table-row>
        <table:table-row table:style-name="ro1">
          <table:table-cell table:style-name="ce6"/>
          <table:table-cell table:number-columns-repeated="10"/>
          <table:table-cell table:style-name="ce1" office:value-type="string" calcext:value-type="string">
            <text:p>Ranks</text:p>
          </table:table-cell>
          <table:table-cell table:style-name="ce1" office:value-type="string" calcext:value-type="string">
            <text:p>Distributed</text:p>
          </table:table-cell>
          <table:table-cell table:style-name="ce1" office:value-type="string" calcext:value-type="string">
            <text:p>Non-distributed</text:p>
          </table:table-cell>
          <table:table-cell table:style-name="ce1" office:value-type="string" calcext:value-type="string">
            <text:p>Ideal</text:p>
          </table:table-cell>
          <table:table-cell table:number-columns-repeated="3"/>
        </table:table-row>
        <table:table-row table:style-name="ro1">
          <table:table-cell table:number-columns-repeated="11"/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N47]/[.L60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11"/>
          <table:table-cell table:style-name="ce1" office:value-type="float" office:value="2" calcext:value-type="float">
            <text:p>2</text:p>
          </table:table-cell>
          <table:table-cell office:value-type="float" office:value="0.76807328384288" calcext:value-type="float">
            <text:p>0.7680732838</text:p>
          </table:table-cell>
          <table:table-cell table:formula="of:=[.N48]/[.L61]" office:value-type="float" office:value="0.415415624783104" calcext:value-type="float">
            <text:p>0.415415624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11"/>
          <table:table-cell table:style-name="ce1" office:value-type="float" office:value="4" calcext:value-type="float">
            <text:p>4</text:p>
          </table:table-cell>
          <table:table-cell office:value-type="float" office:value="0.771490201745229" calcext:value-type="float">
            <text:p>0.7714902017</text:p>
          </table:table-cell>
          <table:table-cell table:formula="of:=[.N49]/[.L62]" office:value-type="float" office:value="0.250321020755574" calcext:value-type="float">
            <text:p>0.250321020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11"/>
          <table:table-cell table:style-name="ce1" office:value-type="float" office:value="8" calcext:value-type="float">
            <text:p>8</text:p>
          </table:table-cell>
          <table:table-cell office:value-type="float" office:value="0.943963212490643" calcext:value-type="float">
            <text:p>0.9439632125</text:p>
          </table:table-cell>
          <table:table-cell table:formula="of:=[.N50]/[.L63]" office:value-type="float" office:value="0.0935342242420659" calcext:value-type="float">
            <text:p>0.093534224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11"/>
          <table:table-cell table:style-name="ce1" office:value-type="float" office:value="16" calcext:value-type="float">
            <text:p>16</text:p>
          </table:table-cell>
          <table:table-cell office:value-type="float" office:value="0.749580499867526" calcext:value-type="float">
            <text:p>0.7495804999</text:p>
          </table:table-cell>
          <table:table-cell table:formula="of:=[.N51]/[.L64]" office:value-type="float" office:value="0.0511115106518905" calcext:value-type="float">
            <text:p>0.051111510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11"/>
          <table:table-cell table:style-name="ce1" office:value-type="float" office:value="32" calcext:value-type="float">
            <text:p>32</text:p>
          </table:table-cell>
          <table:table-cell office:value-type="float" office:value="0.791562643480257" calcext:value-type="float">
            <text:p>0.7915626435</text:p>
          </table:table-cell>
          <table:table-cell table:formula="of:=[.N52]/[.L65]" office:value-type="float" office:value="0.0262090035883695" calcext:value-type="float">
            <text:p>0.026209003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11"/>
          <table:table-cell table:style-name="ce1" office:value-type="float" office:value="64" calcext:value-type="float">
            <text:p>64</text:p>
          </table:table-cell>
          <table:table-cell office:value-type="float" office:value="0.872233201581028" calcext:value-type="float">
            <text:p>0.8722332016</text:p>
          </table:table-cell>
          <table:table-cell table:formula="of:=[.N53]/[.L66]" office:value-type="float" office:value="0.0277918544108847" calcext:value-type="float">
            <text:p>0.027791854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11"/>
          <table:table-cell table:style-name="ce1" office:value-type="float" office:value="128" calcext:value-type="float">
            <text:p>128</text:p>
          </table:table-cell>
          <table:table-cell office:value-type="float" office:value="0.899810444119377" calcext:value-type="float">
            <text:p>0.8998104441</text:p>
          </table:table-cell>
          <table:table-cell table:formula="of:=[.N54]/[.L67]" office:value-type="float" office:value="0.0121320664540763" calcext:value-type="float">
            <text:p>0.012132066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11"/>
          <table:table-cell table:style-name="ce1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1"/>
          <table:table-cell table:style-name="ce1" office:value-type="string" calcext:value-type="string">
            <text:p>PARALLEL EFFICIENCY</text:p>
          </table:table-cell>
          <table:table-cell table:number-columns-repeated="6"/>
        </table:table-row>
        <table:table-row table:style-name="ro1">
          <table:table-cell table:number-columns-repeated="11"/>
          <table:table-cell table:style-name="ce1" office:value-type="string" calcext:value-type="string">
            <text:p>Ranks</text:p>
          </table:table-cell>
          <table:table-cell table:style-name="ce1" office:value-type="string" calcext:value-type="string">
            <text:p>Distributed</text:p>
          </table:table-cell>
          <table:table-cell table:style-name="ce1" office:value-type="string" calcext:value-type="string">
            <text:p>Non-distributed</text:p>
          </table:table-cell>
          <table:table-cell table:style-name="ce1" office:value-type="string" calcext:value-type="string">
            <text:p>Ideal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000000" calcext:value-type="float">
            <text:p>1000000</text:p>
          </table:table-cell>
          <table:table-cell table:formula="of:=[.M60]/[.L73]" office:value-type="float" office:value="0.000001" calcext:value-type="float">
            <text:p>0.000001</text:p>
          </table:table-cell>
          <table:table-cell table:formula="of:=[.N60]/[.L73]" office:value-type="float" office:value="0.000001" calcext:value-type="float">
            <text:p>0.00000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097152" calcext:value-type="float">
            <text:p>2097152</text:p>
          </table:table-cell>
          <table:table-cell table:formula="of:=[.M60]/[.L74]" office:value-type="float" office:value="0.000000476837158203125" calcext:value-type="float">
            <text:p>4.76837158203125E-007</text:p>
          </table:table-cell>
          <table:table-cell table:formula="of:=[.N61]/[.L74]" office:value-type="float" office:value="0.000000198085605994751" calcext:value-type="float">
            <text:p>1.98085605994751E-00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4096000" calcext:value-type="float">
            <text:p>4096000</text:p>
          </table:table-cell>
          <table:table-cell table:formula="of:=[.M61]/[.L75]" office:value-type="float" office:value="0.000000187517891563203" calcext:value-type="float">
            <text:p>1.87517891563203E-007</text:p>
          </table:table-cell>
          <table:table-cell table:formula="of:=[.N62]/[.L75]" office:value-type="float" office:value="0.0000000611135304579039" calcext:value-type="float">
            <text:p>6.11135304579039E-00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8000000" calcext:value-type="float">
            <text:p>8000000</text:p>
          </table:table-cell>
          <table:table-cell table:formula="of:=[.M62]/[.L76]" office:value-type="float" office:value="0.0000000964362752181536" calcext:value-type="float">
            <text:p>9.64362752181536E-008</text:p>
          </table:table-cell>
          <table:table-cell table:formula="of:=[.N63]/[.L76]" office:value-type="float" office:value="0.0000000116917780302582" calcext:value-type="float">
            <text:p>1.16917780302582E-00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7576000" calcext:value-type="float">
            <text:p>17576000</text:p>
          </table:table-cell>
          <table:table-cell table:formula="of:=[.M63]/[.L77]" office:value-type="float" office:value="0.0000000537075109519028" calcext:value-type="float">
            <text:p>5.37075109519028E-008</text:p>
          </table:table-cell>
          <table:table-cell table:formula="of:=[.N64]/[.L77]" office:value-type="float" office:value="0.00000000290802859876482" calcext:value-type="float">
            <text:p>2.90802859876482E-00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32768000" calcext:value-type="float">
            <text:p>32768000</text:p>
          </table:table-cell>
          <table:table-cell table:formula="of:=[.M64]/[.L78]" office:value-type="float" office:value="0.0000000228753814656838" calcext:value-type="float">
            <text:p>2.28753814656838E-008</text:p>
          </table:table-cell>
          <table:table-cell table:formula="of:=[.N65]/[.L78]" office:value-type="float" office:value="0.000000000799835314586472" calcext:value-type="float">
            <text:p>7.99835314586472E-01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64000000" calcext:value-type="float">
            <text:p>64000000</text:p>
          </table:table-cell>
          <table:table-cell table:formula="of:=[.M65]/[.L79]" office:value-type="float" office:value="0.000000012368166304379" calcext:value-type="float">
            <text:p>1.2368166304379E-008</text:p>
          </table:table-cell>
          <table:table-cell table:formula="of:=[.N66]/[.L79]" office:value-type="float" office:value="0.000000000434247725170074" calcext:value-type="float">
            <text:p>4.34247725170074E-01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28024064" calcext:value-type="float">
            <text:p>128024064</text:p>
          </table:table-cell>
          <table:table-cell table:formula="of:=[.M66]/[.L80]" office:value-type="float" office:value="0.00000000681304103563708" calcext:value-type="float">
            <text:p>6.81304103563708E-009</text:p>
          </table:table-cell>
          <table:table-cell table:formula="of:=[.N67]/[.L80]" office:value-type="float" office:value="0.0000000000947639535492036" calcext:value-type="float">
            <text:p>9.47639535492036E-01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62144000" calcext:value-type="float">
            <text:p>262144000</text:p>
          </table:table-cell>
          <table:table-cell table:formula="of:=[.M67]/[.L81]" office:value-type="float" office:value="0.000000003432504440763" calcext:value-type="float">
            <text:p>3.432504440763E-009</text:p>
          </table:table-cell>
          <table:table-cell table:formula="of:=[.N68]/[.L8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19">
          <table:table-cell table:number-columns-repeated="18"/>
        </table:table-row>
        <table:table-row table:style-name="ro1">
          <table:table-cell table:style-name="ce1" office:value-type="string" calcext:value-type="string">
            <text:p>MINE</text:p>
          </table:table-cell>
          <table:table-cell table:style-name="ce1" office:value-type="string" calcext:value-type="string">
            <text:p>Rank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N/Cores</text:p>
          </table:table-cell>
          <table:table-cell table:style-name="ce1" office:value-type="string" calcext:value-type="string">
            <text:p>#1 Run</text:p>
          </table:table-cell>
          <table:table-cell/>
          <table:table-cell office:value-type="string" calcext:value-type="string">
            <text:p>SpeedUp Time</text:p>
          </table:table-cell>
          <table:table-cell office:value-type="string" calcext:value-type="string">
            <text:p>Slowdown particles</text:p>
          </table:table-cell>
          <table:table-cell/>
          <table:table-cell office:value-type="string" calcext:value-type="string">
            <text:p>Metr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x1x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5000" calcext:value-type="float">
            <text:p>125000</text:p>
          </table:table-cell>
          <table:table-cell table:style-name="ce2" office:value-type="float" office:value="4429.07" calcext:value-type="float">
            <text:p>4.43E+003</text:p>
          </table:table-cell>
          <table:table-cell/>
          <table:table-cell table:formula="of:=[.E102]/[.E102]" office:value-type="float" office:value="1" calcext:value-type="float">
            <text:p>1</text:p>
          </table:table-cell>
          <table:table-cell table:style-name="ce4" table:formula="of:=[.D102]/[.D102]" office:value-type="float" office:value="1" calcext:value-type="float">
            <text:p>1.00</text:p>
          </table:table-cell>
          <table:table-cell office:value-type="float" office:value="1" calcext:value-type="float">
            <text:p>1</text:p>
          </table:table-cell>
          <table:table-cell table:formula="of:=[.G102]*[.H102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x1x1</text:p>
          </table:table-cell>
          <table:table-cell office:value-type="float" office:value="2" calcext:value-type="float">
            <text:p>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1072" calcext:value-type="float">
            <text:p>131072</text:p>
          </table:table-cell>
          <table:table-cell table:style-name="ce2" office:value-type="float" office:value="5330.89" calcext:value-type="float">
            <text:p>5.33E+003</text:p>
          </table:table-cell>
          <table:table-cell/>
          <table:table-cell table:formula="of:=[.E102]/[.E103]" office:value-type="float" office:value="0.830831249566207" calcext:value-type="float">
            <text:p>0.8308312496</text:p>
          </table:table-cell>
          <table:table-cell table:style-name="ce4" table:formula="of:=[.D103]/[.D102]" office:value-type="float" office:value="1.048576" calcext:value-type="float">
            <text:p>1.05</text:p>
          </table:table-cell>
          <table:table-cell office:value-type="float" office:value="2" calcext:value-type="float">
            <text:p>2</text:p>
          </table:table-cell>
          <table:table-cell table:formula="of:=[.G103]*[.H103]" office:value-type="float" office:value="0.871189708345136" calcext:value-type="float">
            <text:p>0.8711897083</text:p>
          </table:table-cell>
          <table:table-cell table:number-columns-repeated="2"/>
          <table:table-cell table:style-name="ce1" office:value-type="string" calcext:value-type="string">
            <text:p>SPEEDU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x2x1</text:p>
          </table:table-cell>
          <table:table-cell office:value-type="float" office:value="4" calcext:value-type="float">
            <text:p>4</text:p>
          </table:table-cell>
          <table:table-cell office:value-type="float" office:value="512000" calcext:value-type="float">
            <text:p>512000</text:p>
          </table:table-cell>
          <table:table-cell office:value-type="float" office:value="128000" calcext:value-type="float">
            <text:p>128000</text:p>
          </table:table-cell>
          <table:table-cell table:style-name="ce2" office:value-type="float" office:value="3712.43" calcext:value-type="float">
            <text:p>3.71E+003</text:p>
          </table:table-cell>
          <table:table-cell/>
          <table:table-cell table:formula="of:=[.E102]/[.E104]" office:value-type="float" office:value="1.19303798320776" calcext:value-type="float">
            <text:p>1.1930379832</text:p>
          </table:table-cell>
          <table:table-cell table:style-name="ce4" table:formula="of:=[.D104]/[.D102]" office:value-type="float" office:value="1.024" calcext:value-type="float">
            <text:p>1.02</text:p>
          </table:table-cell>
          <table:table-cell office:value-type="float" office:value="4" calcext:value-type="float">
            <text:p>4</text:p>
          </table:table-cell>
          <table:table-cell table:formula="of:=[.G104]*[.H104]" office:value-type="float" office:value="1.22167089480475" calcext:value-type="float">
            <text:p>1.2216708948</text:p>
          </table:table-cell>
          <table:table-cell table:number-columns-repeated="2"/>
          <table:table-cell table:style-name="ce1" office:value-type="string" calcext:value-type="string">
            <text:p>Ranks</text:p>
          </table:table-cell>
          <table:table-cell table:style-name="ce1" office:value-type="string" calcext:value-type="string">
            <text:p>Distributed</text:p>
          </table:table-cell>
          <table:table-cell table:style-name="ce1" office:value-type="string" calcext:value-type="string">
            <text:p>Non-distribu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2x2</text:p>
          </table:table-cell>
          <table:table-cell office:value-type="float" office:value="8" calcext:value-type="float">
            <text:p>8</text:p>
          </table:table-cell>
          <table:table-cell office:value-type="float" office:value="1124864" calcext:value-type="float">
            <text:p>1124864</text:p>
          </table:table-cell>
          <table:table-cell office:value-type="float" office:value="140608" calcext:value-type="float">
            <text:p>140608</text:p>
          </table:table-cell>
          <table:table-cell table:style-name="ce2" office:value-type="float" office:value="5531.97" calcext:value-type="float">
            <text:p>5.53E+003</text:p>
          </table:table-cell>
          <table:table-cell/>
          <table:table-cell table:formula="of:=[.E102]/[.E105]" office:value-type="float" office:value="0.800631601400586" calcext:value-type="float">
            <text:p>0.8006316014</text:p>
          </table:table-cell>
          <table:table-cell table:style-name="ce4" table:formula="of:=[.D105]/[.D102]" office:value-type="float" office:value="1.124864" calcext:value-type="float">
            <text:p>1.12</text:p>
          </table:table-cell>
          <table:table-cell office:value-type="float" office:value="8" calcext:value-type="float">
            <text:p>8</text:p>
          </table:table-cell>
          <table:table-cell table:formula="of:=[.G105]*[.H105]" office:value-type="float" office:value="0.900601665677869" calcext:value-type="float">
            <text:p>0.9006016657</text:p>
          </table:table-cell>
          <table:table-cell table:number-columns-repeated="2"/>
          <table:table-cell table:style-name="ce1" office:value-type="string" calcext:value-type="string">
            <text:p>1 (125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2x2</text:p>
          </table:table-cell>
          <table:table-cell office:value-type="float" office:value="16" calcext:value-type="float">
            <text:p>16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31072" calcext:value-type="float">
            <text:p>131072</text:p>
          </table:table-cell>
          <table:table-cell table:style-name="ce2" office:value-type="float" office:value="5013.92" calcext:value-type="float">
            <text:p>5.01E+003</text:p>
          </table:table-cell>
          <table:table-cell/>
          <table:table-cell table:formula="of:=[.E102]/[.E106]" office:value-type="float" office:value="0.883354740402719" calcext:value-type="float">
            <text:p>0.8833547404</text:p>
          </table:table-cell>
          <table:table-cell table:style-name="ce4" table:formula="of:=[.D106]/[.D102]" office:value-type="float" office:value="1.048576" calcext:value-type="float">
            <text:p>1.05</text:p>
          </table:table-cell>
          <table:table-cell office:value-type="float" office:value="16" calcext:value-type="float">
            <text:p>16</text:p>
          </table:table-cell>
          <table:table-cell table:formula="of:=[.G106]*[.H106]" office:value-type="float" office:value="0.926264580272521" calcext:value-type="float">
            <text:p>0.9262645803</text:p>
          </table:table-cell>
          <table:table-cell table:number-columns-repeated="2"/>
          <table:table-cell table:style-name="ce1" office:value-type="string" calcext:value-type="string">
            <text:p>2 (131)</text:p>
          </table:table-cell>
          <table:table-cell table:number-columns-repeated="2" office:value-type="float" office:value="0.871189708345136" calcext:value-type="float">
            <text:p>0.87118970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4x2</text:p>
          </table:table-cell>
          <table:table-cell office:value-type="float" office:value="32" calcext:value-type="float">
            <text:p>32</text:p>
          </table:table-cell>
          <table:table-cell office:value-type="float" office:value="4096000" calcext:value-type="float">
            <text:p>4096000</text:p>
          </table:table-cell>
          <table:table-cell office:value-type="float" office:value="128000" calcext:value-type="float">
            <text:p>128000</text:p>
          </table:table-cell>
          <table:table-cell table:style-name="ce2" office:value-type="float" office:value="5013.92" calcext:value-type="float">
            <text:p>5.01E+003</text:p>
          </table:table-cell>
          <table:table-cell/>
          <table:table-cell table:formula="of:=[.E102]/[.E107]" office:value-type="float" office:value="0.883354740402719" calcext:value-type="float">
            <text:p>0.8833547404</text:p>
          </table:table-cell>
          <table:table-cell table:style-name="ce4" table:formula="of:=[.D107]/[.D102]" office:value-type="float" office:value="1.024" calcext:value-type="float">
            <text:p>1.02</text:p>
          </table:table-cell>
          <table:table-cell office:value-type="float" office:value="32" calcext:value-type="float">
            <text:p>32</text:p>
          </table:table-cell>
          <table:table-cell table:formula="of:=[.G107]*[.H107]" office:value-type="float" office:value="0.904555254172384" calcext:value-type="float">
            <text:p>0.9045552542</text:p>
          </table:table-cell>
          <table:table-cell table:number-columns-repeated="2"/>
          <table:table-cell table:style-name="ce1" office:value-type="string" calcext:value-type="string">
            <text:p>4 (128)</text:p>
          </table:table-cell>
          <table:table-cell office:value-type="float" office:value="1.22167089480475" calcext:value-type="float">
            <text:p>1.2216708948</text:p>
          </table:table-cell>
          <table:table-cell office:value-type="float" office:value="1.02531490101483" calcext:value-type="float">
            <text:p>1.0253149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4x4</text:p>
          </table:table-cell>
          <table:table-cell office:value-type="float" office:value="64" calcext:value-type="float">
            <text:p>64</text:p>
          </table:table-cell>
          <table:table-cell office:value-type="float" office:value="7077888" calcext:value-type="float">
            <text:p>7077888</text:p>
          </table:table-cell>
          <table:table-cell office:value-type="float" office:value="110592" calcext:value-type="float">
            <text:p>110592</text:p>
          </table:table-cell>
          <table:table-cell table:style-name="ce2" office:value-type="float" office:value="3696.16" calcext:value-type="float">
            <text:p>3.70E+003</text:p>
          </table:table-cell>
          <table:table-cell/>
          <table:table-cell table:formula="of:=[.E102]/[.E108]" office:value-type="float" office:value="1.19828957620882" calcext:value-type="float">
            <text:p>1.1982895762</text:p>
          </table:table-cell>
          <table:table-cell table:style-name="ce4" table:formula="of:=[.D108]/[.D102]" office:value-type="float" office:value="0.884736" calcext:value-type="float">
            <text:p>0.88</text:p>
          </table:table-cell>
          <table:table-cell office:value-type="float" office:value="64" calcext:value-type="float">
            <text:p>64</text:p>
          </table:table-cell>
          <table:table-cell table:formula="of:=[.G108]*[.H108]" office:value-type="float" office:value="1.06016992649669" calcext:value-type="float">
            <text:p>1.0601699265</text:p>
          </table:table-cell>
          <table:table-cell table:number-columns-repeated="2"/>
          <table:table-cell table:style-name="ce1" office:value-type="string" calcext:value-type="string">
            <text:p>8 (140)</text:p>
          </table:table-cell>
          <table:table-cell office:value-type="float" office:value="0.900601665677869" calcext:value-type="float">
            <text:p>0.9006016657</text:p>
          </table:table-cell>
          <table:table-cell office:value-type="float" office:value="0.841706252942617" calcext:value-type="float">
            <text:p>0.84170625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x4x4</text:p>
          </table:table-cell>
          <table:table-cell office:value-type="float" office:value="128" calcext:value-type="float">
            <text:p>128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131072" calcext:value-type="float">
            <text:p>131072</text:p>
          </table:table-cell>
          <table:table-cell table:style-name="ce2" office:value-type="float" office:value="5189.86" calcext:value-type="float">
            <text:p>5.19E+003</text:p>
          </table:table-cell>
          <table:table-cell/>
          <table:table-cell table:formula="of:=[.E102]/[.E109]" office:value-type="float" office:value="0.853408377104585" calcext:value-type="float">
            <text:p>0.8534083771</text:p>
          </table:table-cell>
          <table:table-cell table:style-name="ce4" table:formula="of:=[.D109]/[.D102]" office:value-type="float" office:value="1.048576" calcext:value-type="float">
            <text:p>1.05</text:p>
          </table:table-cell>
          <table:table-cell office:value-type="float" office:value="128" calcext:value-type="float">
            <text:p>128</text:p>
          </table:table-cell>
          <table:table-cell table:formula="of:=[.G109]*[.H109]" office:value-type="float" office:value="0.894863542430817" calcext:value-type="float">
            <text:p>0.8948635424</text:p>
          </table:table-cell>
          <table:table-cell table:number-columns-repeated="2"/>
          <table:table-cell table:style-name="ce1" office:value-type="string" calcext:value-type="string">
            <text:p>16 (131)</text:p>
          </table:table-cell>
          <table:table-cell office:value-type="float" office:value="0.926264580272521" calcext:value-type="float">
            <text:p>0.9262645803</text:p>
          </table:table-cell>
          <table:table-cell office:value-type="float" office:value="0.857508854293068" calcext:value-type="float">
            <text:p>0.8575088543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ce1" office:value-type="string" calcext:value-type="string">
            <text:p>32 (128)</text:p>
          </table:table-cell>
          <table:table-cell office:value-type="float" office:value="0.904555254172384" calcext:value-type="float">
            <text:p>0.9045552542</text:p>
          </table:table-cell>
          <table:table-cell office:value-type="float" office:value="0.858816629583692" calcext:value-type="float">
            <text:p>0.8588166296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ce1" office:value-type="string" calcext:value-type="string">
            <text:p>64 (110)</text:p>
          </table:table-cell>
          <table:table-cell office:value-type="float" office:value="1.06016992649669" calcext:value-type="float">
            <text:p>1.0601699265</text:p>
          </table:table-cell>
          <table:table-cell office:value-type="float" office:value="1.57366106266039" calcext:value-type="float">
            <text:p>1.5736610627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ce1" office:value-type="string" calcext:value-type="string">
            <text:p>128 (131)</text:p>
          </table:table-cell>
          <table:table-cell office:value-type="float" office:value="0.894863542430817" calcext:value-type="float">
            <text:p>0.8948635424</text:p>
          </table:table-cell>
          <table:table-cell office:value-type="float" office:value="1.62833839541113" calcext:value-type="float">
            <text:p>1.6283383954</text:p>
          </table:table-cell>
          <table:table-cell table:number-columns-repeated="3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style-name="ce1" office:value-type="string" calcext:value-type="string">
            <text:p>MINE</text:p>
          </table:table-cell>
          <table:table-cell table:style-name="ce1" office:value-type="string" calcext:value-type="string">
            <text:p>Rank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N/Cores</text:p>
          </table:table-cell>
          <table:table-cell table:style-name="ce1" office:value-type="string" calcext:value-type="string">
            <text:p>#1 Run</text:p>
          </table:table-cell>
          <table:table-cell/>
          <table:table-cell office:value-type="string" calcext:value-type="string">
            <text:p>SpeedUp Time</text:p>
          </table:table-cell>
          <table:table-cell office:value-type="string" calcext:value-type="string">
            <text:p>Slowdown particles</text:p>
          </table:table-cell>
          <table:table-cell/>
          <table:table-cell office:value-type="string" calcext:value-type="string">
            <text:p>Metr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x1x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5000" calcext:value-type="float">
            <text:p>125000</text:p>
          </table:table-cell>
          <table:table-cell office:value-type="float" office:value="4429.07" calcext:value-type="float">
            <text:p>4429.07</text:p>
          </table:table-cell>
          <table:table-cell/>
          <table:table-cell table:formula="of:=[.E116]/[.E116]" office:value-type="float" office:value="1" calcext:value-type="float">
            <text:p>1</text:p>
          </table:table-cell>
          <table:table-cell table:style-name="ce4" table:formula="of:=[.D116]/[.D116]" office:value-type="float" office:value="1" calcext:value-type="float">
            <text:p>1.00</text:p>
          </table:table-cell>
          <table:table-cell office:value-type="float" office:value="1" calcext:value-type="float">
            <text:p>1</text:p>
          </table:table-cell>
          <table:table-cell table:formula="of:=[.G116]*[.H116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x1x1</text:p>
          </table:table-cell>
          <table:table-cell office:value-type="float" office:value="2" calcext:value-type="float">
            <text:p>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1072" calcext:value-type="float">
            <text:p>131072</text:p>
          </table:table-cell>
          <table:table-cell office:value-type="float" office:value="5330.89" calcext:value-type="float">
            <text:p>5330.89</text:p>
          </table:table-cell>
          <table:table-cell/>
          <table:table-cell table:formula="of:=[.E116]/[.E117]" office:value-type="float" office:value="0.830831249566207" calcext:value-type="float">
            <text:p>0.8308312496</text:p>
          </table:table-cell>
          <table:table-cell table:style-name="ce4" table:formula="of:=[.D117]/[.D116]" office:value-type="float" office:value="1.048576" calcext:value-type="float">
            <text:p>1.05</text:p>
          </table:table-cell>
          <table:table-cell office:value-type="float" office:value="2" calcext:value-type="float">
            <text:p>2</text:p>
          </table:table-cell>
          <table:table-cell table:formula="of:=[.G117]*[.H117]" office:value-type="float" office:value="0.871189708345136" calcext:value-type="float">
            <text:p>0.87118970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x1x1</text:p>
          </table:table-cell>
          <table:table-cell office:value-type="float" office:value="4" calcext:value-type="float">
            <text:p>4</text:p>
          </table:table-cell>
          <table:table-cell office:value-type="float" office:value="512000" calcext:value-type="float">
            <text:p>512000</text:p>
          </table:table-cell>
          <table:table-cell office:value-type="float" office:value="128000" calcext:value-type="float">
            <text:p>128000</text:p>
          </table:table-cell>
          <table:table-cell office:value-type="float" office:value="4423.39" calcext:value-type="float">
            <text:p>4423.39</text:p>
          </table:table-cell>
          <table:table-cell/>
          <table:table-cell table:formula="of:=[.E116]/[.E118]" office:value-type="float" office:value="1.0012840830223" calcext:value-type="float">
            <text:p>1.001284083</text:p>
          </table:table-cell>
          <table:table-cell table:style-name="ce4" table:formula="of:=[.D118]/[.D116]" office:value-type="float" office:value="1.024" calcext:value-type="float">
            <text:p>1.02</text:p>
          </table:table-cell>
          <table:table-cell office:value-type="float" office:value="4" calcext:value-type="float">
            <text:p>4</text:p>
          </table:table-cell>
          <table:table-cell table:formula="of:=[.G118]*[.H118]" office:value-type="float" office:value="1.02531490101483" calcext:value-type="float">
            <text:p>1.0253149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x1x1</text:p>
          </table:table-cell>
          <table:table-cell office:value-type="float" office:value="8" calcext:value-type="float">
            <text:p>8</text:p>
          </table:table-cell>
          <table:table-cell office:value-type="float" office:value="1124864" calcext:value-type="float">
            <text:p>1124864</text:p>
          </table:table-cell>
          <table:table-cell office:value-type="float" office:value="140608" calcext:value-type="float">
            <text:p>140608</text:p>
          </table:table-cell>
          <table:table-cell office:value-type="float" office:value="5919.05" calcext:value-type="float">
            <text:p>5919.05</text:p>
          </table:table-cell>
          <table:table-cell/>
          <table:table-cell table:formula="of:=[.E116]/[.E119]" office:value-type="float" office:value="0.748273793936527" calcext:value-type="float">
            <text:p>0.7482737939</text:p>
          </table:table-cell>
          <table:table-cell table:style-name="ce4" table:formula="of:=[.D119]/[.D116]" office:value-type="float" office:value="1.124864" calcext:value-type="float">
            <text:p>1.12</text:p>
          </table:table-cell>
          <table:table-cell office:value-type="float" office:value="8" calcext:value-type="float">
            <text:p>8</text:p>
          </table:table-cell>
          <table:table-cell table:formula="of:=[.G119]*[.H119]" office:value-type="float" office:value="0.841706252942617" calcext:value-type="float">
            <text:p>0.8417062529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16x1x1</text:p>
          </table:table-cell>
          <table:table-cell office:value-type="float" office:value="16" calcext:value-type="float">
            <text:p>16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31072" calcext:value-type="float">
            <text:p>131072</text:p>
          </table:table-cell>
          <table:table-cell office:value-type="float" office:value="5415.94" calcext:value-type="float">
            <text:p>5415.94</text:p>
          </table:table-cell>
          <table:table-cell/>
          <table:table-cell table:formula="of:=[.E116]/[.E120]" office:value-type="float" office:value="0.817784170430249" calcext:value-type="float">
            <text:p>0.8177841704</text:p>
          </table:table-cell>
          <table:table-cell table:style-name="ce4" table:formula="of:=[.D120]/[.D116]" office:value-type="float" office:value="1.048576" calcext:value-type="float">
            <text:p>1.05</text:p>
          </table:table-cell>
          <table:table-cell office:value-type="float" office:value="16" calcext:value-type="float">
            <text:p>16</text:p>
          </table:table-cell>
          <table:table-cell table:formula="of:=[.G120]*[.H120]" office:value-type="float" office:value="0.857508854293068" calcext:value-type="float">
            <text:p>0.8575088543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32x1x1</text:p>
          </table:table-cell>
          <table:table-cell office:value-type="float" office:value="32" calcext:value-type="float">
            <text:p>32</text:p>
          </table:table-cell>
          <table:table-cell office:value-type="float" office:value="4096000" calcext:value-type="float">
            <text:p>4096000</text:p>
          </table:table-cell>
          <table:table-cell office:value-type="float" office:value="128000" calcext:value-type="float">
            <text:p>128000</text:p>
          </table:table-cell>
          <table:table-cell office:value-type="float" office:value="5280.95" calcext:value-type="float">
            <text:p>5280.95</text:p>
          </table:table-cell>
          <table:table-cell/>
          <table:table-cell table:formula="of:=[.E116]/[.E121]" office:value-type="float" office:value="0.838688114827824" calcext:value-type="float">
            <text:p>0.8386881148</text:p>
          </table:table-cell>
          <table:table-cell table:style-name="ce4" table:formula="of:=[.D121]/[.D116]" office:value-type="float" office:value="1.024" calcext:value-type="float">
            <text:p>1.02</text:p>
          </table:table-cell>
          <table:table-cell office:value-type="float" office:value="32" calcext:value-type="float">
            <text:p>32</text:p>
          </table:table-cell>
          <table:table-cell table:formula="of:=[.G121]*[.H121]" office:value-type="float" office:value="0.858816629583692" calcext:value-type="float">
            <text:p>0.8588166296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64x1x1</text:p>
          </table:table-cell>
          <table:table-cell office:value-type="float" office:value="64" calcext:value-type="float">
            <text:p>64</text:p>
          </table:table-cell>
          <table:table-cell office:value-type="float" office:value="7077888" calcext:value-type="float">
            <text:p>7077888</text:p>
          </table:table-cell>
          <table:table-cell office:value-type="float" office:value="110592" calcext:value-type="float">
            <text:p>110592</text:p>
          </table:table-cell>
          <table:table-cell office:value-type="float" office:value="2490.09" calcext:value-type="float">
            <text:p>2490.09</text:p>
          </table:table-cell>
          <table:table-cell/>
          <table:table-cell table:formula="of:=[.E116]/[.E122]" office:value-type="float" office:value="1.77867868229662" calcext:value-type="float">
            <text:p>1.7786786823</text:p>
          </table:table-cell>
          <table:table-cell table:style-name="ce4" table:formula="of:=[.D122]/[.D116]" office:value-type="float" office:value="0.884736" calcext:value-type="float">
            <text:p>0.88</text:p>
          </table:table-cell>
          <table:table-cell office:value-type="float" office:value="64" calcext:value-type="float">
            <text:p>64</text:p>
          </table:table-cell>
          <table:table-cell table:formula="of:=[.G122]*[.H122]" office:value-type="float" office:value="1.57366106266039" calcext:value-type="float">
            <text:p>1.57366106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28x1x1</text:p>
          </table:table-cell>
          <table:table-cell office:value-type="float" office:value="128" calcext:value-type="float">
            <text:p>128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131072" calcext:value-type="float">
            <text:p>131072</text:p>
          </table:table-cell>
          <table:table-cell office:value-type="float" office:value="2852.12" calcext:value-type="float">
            <text:p>2852.12</text:p>
          </table:table-cell>
          <table:table-cell/>
          <table:table-cell table:formula="of:=[.E116]/[.E123]" office:value-type="float" office:value="1.55290450612176" calcext:value-type="float">
            <text:p>1.5529045061</text:p>
          </table:table-cell>
          <table:table-cell table:style-name="ce4" table:formula="of:=[.D123]/[.D116]" office:value-type="float" office:value="1.048576" calcext:value-type="float">
            <text:p>1.05</text:p>
          </table:table-cell>
          <table:table-cell office:value-type="float" office:value="128" calcext:value-type="float">
            <text:p>128</text:p>
          </table:table-cell>
          <table:table-cell table:formula="of:=[.G123]*[.H123]" office:value-type="float" office:value="1.62833839541113" calcext:value-type="float">
            <text:p>1.6283383954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3">00/00/0000</text:date>, <text:time style:data-style-name="N2" text:time-value="10:28:15.3962429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rtega </meta:initial-creator>
    <meta:creation-date>2015-03-13T12:07:08.710140202</meta:creation-date>
    <dc:date>2015-06-23T10:33:42.919424288</dc:date>
    <dc:creator>cortega </dc:creator>
    <meta:editing-duration>PT4H41M2S</meta:editing-duration>
    <meta:editing-cycles>27</meta:editing-cycles>
    <meta:generator>LibreOffice/4.2.8.2$Linux_X86_64 LibreOffice_project/420m0$Build-2</meta:generator>
    <meta:document-statistic meta:table-count="2" meta:cell-count="1109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011cm" svg:height="6.067cm" xlink:href=".." xlink:type="simple" chart:class="chart:line" chart:style-name="ch1">
        <chart:title svg:x="5.445cm" svg:y="0.257cm" chart:style-name="ch2">
          <text:p>Time</text:p>
        </chart:title>
        <chart:legend chart:legend-position="end" svg:x="8.365cm" svg:y="2.485cm" style:legend-expansion="high" chart:style-name="ch3"/>
        <chart:plot-area chart:style-name="ch4" table:cell-range-address="Strong.N4:Strong.P12 Strong.O3:Strong.P3" chart:data-source-has-labels="both" svg:x="1.251cm" svg:y="1.183cm" svg:width="6.874cm" svg:height="3.782cm">
          <chartooo:coordinate-region svg:x="3.169cm" svg:y="1.383cm" svg:width="4.676cm" svg:height="2.935cm"/>
          <chart:axis chart:dimension="x" chart:name="primary-x" chart:style-name="ch5" chartooo:axis-type="auto">
            <chartooo:date-scale/>
            <chart:title svg:x="3.811cm" svg:y="5.086cm" chart:style-name="ch6">
              <text:p>Num. ranks</text:p>
            </chart:title>
            <chart:categories table:cell-range-address="Strong.N4:Strong.N12"/>
          </chart:axis>
          <chart:axis chart:dimension="y" chart:name="primary-y" chart:style-name="ch7">
            <chart:title svg:x="0.451cm" svg:y="4.348cm" chart:style-name="ch8">
              <text:p>Time/particles (s)</text:p>
            </chart:title>
            <chart:grid chart:style-name="ch9" chart:class="major"/>
          </chart:axis>
          <chart:series chart:style-name="ch10" chart:values-cell-range-address="Strong.O4:Strong.O12" chart:label-cell-address="Strong.O3:Strong.O3" chart:class="chart:line">
            <chart:data-point chart:repeated="9"/>
          </chart:series>
          <chart:series chart:style-name="ch11" chart:values-cell-range-address="Strong.P4:Strong.P12" chart:label-cell-address="Strong.P3:Strong.P3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tributed</text:p>
                <draw:g>
                  <svg:desc>Strong.O3:Strong.O3</svg:desc>
                </draw:g>
              </table:table-cell>
              <table:table-cell office:value-type="string">
                <text:p>Non-distributed</text:p>
                <draw:g>
                  <svg:desc>Strong.P3:Strong.P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trong.N4:Strong.N12</svg:desc>
                </draw:g>
              </table:table-cell>
              <table:table-cell office:value-type="float" office:value="34280">
                <text:p>34280</text:p>
                <draw:g>
                  <svg:desc>Strong.O4:Strong.O12</svg:desc>
                </draw:g>
              </table:table-cell>
              <table:table-cell office:value-type="float" office:value="34280">
                <text:p>34280</text:p>
                <draw:g>
                  <svg:desc>Strong.P4:Strong.P12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8200">
                <text:p>28200</text:p>
              </table:table-cell>
              <table:table-cell office:value-type="float" office:value="22120">
                <text:p>2212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2120">
                <text:p>12120</text:p>
              </table:table-cell>
              <table:table-cell office:value-type="float" office:value="15040">
                <text:p>1504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6828">
                <text:p>6828</text:p>
              </table:table-cell>
              <table:table-cell office:value-type="float" office:value="7820">
                <text:p>7820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343">
                <text:p>4343</text:p>
              </table:table-cell>
              <table:table-cell office:value-type="float" office:value="5166">
                <text:p>516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628">
                <text:p>1628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879.8">
                <text:p>879.8</text:p>
              </table:table-cell>
              <table:table-cell office:value-type="float" office:value="1537">
                <text:p>153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699.2">
                <text:p>699.2</text:p>
              </table:table-cell>
              <table:table-cell office:value-type="float" office:value="375.3">
                <text:p>375.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471.9">
                <text:p>471.9</text:p>
              </table:table-cell>
              <table:table-cell office:value-type="float" office:value="209.5">
                <text:p>209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806cm" svg:height="6.233cm" xlink:href=".." xlink:type="simple" chart:class="chart:line" chart:style-name="ch1">
        <chart:title svg:x="5.343cm" svg:y="0.26cm" chart:style-name="ch2">
          <text:p>Time</text:p>
        </chart:title>
        <chart:legend chart:legend-position="end" svg:x="8.16cm" svg:y="2.568cm" style:legend-expansion="high" chart:style-name="ch3"/>
        <chart:plot-area chart:style-name="ch4" table:cell-range-address="Weak.L32:Weak.N41" chart:data-source-has-labels="both" svg:x="1.247cm" svg:y="1.189cm" svg:width="6.677cm" svg:height="3.939cm">
          <chartooo:coordinate-region svg:x="3.165cm" svg:y="1.389cm" svg:width="4.759cm" svg:height="3.092cm"/>
          <chart:axis chart:dimension="x" chart:name="primary-x" chart:style-name="ch5" chartooo:axis-type="auto">
            <chartooo:date-scale/>
            <chart:title svg:x="3.708cm" svg:y="5.252cm" chart:style-name="ch6">
              <text:p>Num. ranks</text:p>
            </chart:title>
            <chart:categories table:cell-range-address="Weak.L33:Weak.L41"/>
          </chart:axis>
          <chart:axis chart:dimension="y" chart:name="primary-y" chart:style-name="ch7">
            <chart:title svg:x="0.451cm" svg:y="4.432cm" chart:style-name="ch8">
              <text:p>Time/particles (s)</text:p>
            </chart:title>
            <chart:grid chart:style-name="ch9" chart:class="major"/>
          </chart:axis>
          <chart:series chart:style-name="ch10" chart:values-cell-range-address="Weak.M33:Weak.M41" chart:label-cell-address="Weak.M32:Weak.M32" chart:class="chart:line">
            <chart:data-point chart:repeated="9"/>
          </chart:series>
          <chart:series chart:style-name="ch11" chart:values-cell-range-address="Weak.N33:Weak.N41" chart:label-cell-address="Weak.N32:Weak.N32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tributed</text:p>
                <draw:g>
                  <svg:desc>Weak.M32:Weak.M32</svg:desc>
                </draw:g>
              </table:table-cell>
              <table:table-cell office:value-type="string">
                <text:p>Non-distributed</text:p>
                <draw:g>
                  <svg:desc>Weak.N32:Weak.N3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Weak.L33:Weak.L41</svg:desc>
                </draw:g>
              </table:table-cell>
              <table:table-cell office:value-type="float" office:value="4429.07">
                <text:p>4429.07</text:p>
                <draw:g>
                  <svg:desc>Weak.M33:Weak.M41</svg:desc>
                </draw:g>
              </table:table-cell>
              <table:table-cell office:value-type="float" office:value="4429.07">
                <text:p>4429.07</text:p>
                <draw:g>
                  <svg:desc>Weak.N33:Weak.N4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330.89">
                <text:p>5330.89</text:p>
              </table:table-cell>
              <table:table-cell office:value-type="float" office:value="5330.89">
                <text:p>5330.8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712.43">
                <text:p>3712.43</text:p>
              </table:table-cell>
              <table:table-cell office:value-type="float" office:value="4423.39">
                <text:p>4423.3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5531.97">
                <text:p>5531.97</text:p>
              </table:table-cell>
              <table:table-cell office:value-type="float" office:value="5919.05">
                <text:p>5919.0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5013.92">
                <text:p>5013.92</text:p>
              </table:table-cell>
              <table:table-cell office:value-type="float" office:value="5415.94">
                <text:p>5415.9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5013.92">
                <text:p>5013.92</text:p>
              </table:table-cell>
              <table:table-cell office:value-type="float" office:value="5280.95">
                <text:p>5280.9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696.16">
                <text:p>3696.16</text:p>
              </table:table-cell>
              <table:table-cell office:value-type="float" office:value="2490.09">
                <text:p>2490.0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189.86">
                <text:p>5189.86</text:p>
              </table:table-cell>
              <table:table-cell office:value-type="float" office:value="2852.12">
                <text:p>2852.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visible="false" chart:axis-position="0.15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minimum="0" chart:interval-major="0.2" chart:interval-minor-divisor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576cm" svg:height="10.19cm" xlink:href=".." xlink:type="simple" chart:class="chart:line" chart:style-name="ch1">
        <chart:title svg:x="10.345cm" svg:y="0.339cm" chart:style-name="ch2">
          <text:p>Speedup</text:p>
        </chart:title>
        <chart:legend chart:legend-position="end" svg:x="18.93cm" svg:y="4.547cm" style:legend-expansion="high" chart:style-name="ch3"/>
        <chart:plot-area chart:style-name="ch4" table:cell-range-address="Weak.L46:Weak.N55" chart:data-source-has-labels="both" svg:x="1.462cm" svg:y="1.347cm" svg:width="17.017cm" svg:height="7.659cm">
          <chartooo:coordinate-region svg:x="2.189cm" svg:y="1.546cm" svg:width="16.29cm" svg:height="6.813cm"/>
          <chart:axis chart:dimension="x" chart:name="primary-x" chart:style-name="ch5" chartooo:axis-type="auto">
            <chartooo:date-scale/>
            <chart:title svg:x="6.844cm" svg:y="9.209cm" chart:style-name="ch6">
              <text:p>Num. ranks  (Num Kilo elements per Rank)</text:p>
            </chart:title>
            <chart:categories table:cell-range-address="Weak.L47:Weak.L55"/>
            <chart:grid chart:style-name="ch7" chart:class="major"/>
          </chart:axis>
          <chart:axis chart:dimension="x" chart:name="secondary-x" chart:style-name="ch8"/>
          <chart:axis chart:dimension="y" chart:name="primary-y" chart:style-name="ch9">
            <chart:title svg:x="0.451cm" svg:y="5.921cm" chart:style-name="ch10">
              <text:p>SpeedUp</text:p>
            </chart:title>
            <chart:grid chart:style-name="ch7" chart:class="major"/>
          </chart:axis>
          <chart:series chart:style-name="ch11" chart:values-cell-range-address="Weak.M47:Weak.M55" chart:label-cell-address="Weak.M46:Weak.M46" chart:class="chart:line">
            <chart:data-point chart:repeated="9"/>
          </chart:series>
          <chart:series chart:style-name="ch12" chart:values-cell-range-address="Weak.N47:Weak.N55" chart:label-cell-address="Weak.N46:Weak.N46" chart:class="chart:line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tributed</text:p>
                <draw:g>
                  <svg:desc>Weak.M46:Weak.M46</svg:desc>
                </draw:g>
              </table:table-cell>
              <table:table-cell office:value-type="string">
                <text:p>Non-distributed</text:p>
                <draw:g>
                  <svg:desc>Weak.N46:Weak.N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(125)</text:p>
                <draw:g>
                  <svg:desc>Weak.L47:Weak.L55</svg:desc>
                </draw:g>
              </table:table-cell>
              <table:table-cell office:value-type="float" office:value="1">
                <text:p>1</text:p>
                <draw:g>
                  <svg:desc>Weak.M47:Weak.M55</svg:desc>
                </draw:g>
              </table:table-cell>
              <table:table-cell office:value-type="float" office:value="1">
                <text:p>1</text:p>
                <draw:g>
                  <svg:desc>Weak.N47:Weak.N55</svg:desc>
                </draw:g>
              </table:table-cell>
            </table:table-row>
            <table:table-row>
              <table:table-cell office:value-type="string">
                <text:p>2 (131)</text:p>
              </table:table-cell>
              <table:table-cell office:value-type="float" office:value="0.830831249566207">
                <text:p>0.830831249566207</text:p>
              </table:table-cell>
              <table:table-cell office:value-type="float" office:value="0.830831249566207">
                <text:p>0.830831249566207</text:p>
              </table:table-cell>
            </table:table-row>
            <table:table-row>
              <table:table-cell office:value-type="string">
                <text:p>4 (128)</text:p>
              </table:table-cell>
              <table:table-cell office:value-type="float" office:value="1.19303798320776">
                <text:p>1.19303798320776</text:p>
              </table:table-cell>
              <table:table-cell office:value-type="float" office:value="1.0012840830223">
                <text:p>1.0012840830223</text:p>
              </table:table-cell>
            </table:table-row>
            <table:table-row>
              <table:table-cell office:value-type="string">
                <text:p>8 (140)</text:p>
              </table:table-cell>
              <table:table-cell office:value-type="float" office:value="0.800631601400586">
                <text:p>0.800631601400586</text:p>
              </table:table-cell>
              <table:table-cell office:value-type="float" office:value="0.748273793936527">
                <text:p>0.748273793936527</text:p>
              </table:table-cell>
            </table:table-row>
            <table:table-row>
              <table:table-cell office:value-type="string">
                <text:p>16 (131)</text:p>
              </table:table-cell>
              <table:table-cell office:value-type="float" office:value="0.883354740402719">
                <text:p>0.883354740402719</text:p>
              </table:table-cell>
              <table:table-cell office:value-type="float" office:value="0.817784170430249">
                <text:p>0.817784170430249</text:p>
              </table:table-cell>
            </table:table-row>
            <table:table-row>
              <table:table-cell office:value-type="string">
                <text:p>32 (128)</text:p>
              </table:table-cell>
              <table:table-cell office:value-type="float" office:value="0.883354740402719">
                <text:p>0.883354740402719</text:p>
              </table:table-cell>
              <table:table-cell office:value-type="float" office:value="0.838688114827824">
                <text:p>0.838688114827824</text:p>
              </table:table-cell>
            </table:table-row>
            <table:table-row>
              <table:table-cell office:value-type="string">
                <text:p>64 (110)</text:p>
              </table:table-cell>
              <table:table-cell office:value-type="float" office:value="1.19828957620882">
                <text:p>1.19828957620882</text:p>
              </table:table-cell>
              <table:table-cell office:value-type="float" office:value="1.77867868229662">
                <text:p>1.77867868229662</text:p>
              </table:table-cell>
            </table:table-row>
            <table:table-row>
              <table:table-cell office:value-type="string">
                <text:p>128 (131)</text:p>
              </table:table-cell>
              <table:table-cell office:value-type="float" office:value="0.853408377104585">
                <text:p>0.853408377104585</text:p>
              </table:table-cell>
              <table:table-cell office:value-type="float" office:value="1.55290450612176">
                <text:p>1.552904506121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Fine_20_Dashed" svg:stroke-width="0.08cm" svg:stroke-color="#333333" draw:fill-color="#333333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35cm" svg:height="5.281cm" xlink:href=".." xlink:type="simple" chart:class="chart:line" chart:style-name="ch1">
        <chart:title svg:x="4.345cm" svg:y="0.241cm" chart:style-name="ch2">
          <text:p>Parallel efficiency</text:p>
        </chart:title>
        <chart:legend chart:legend-position="end" svg:x="7.904cm" svg:y="1.843cm" style:legend-expansion="high" chart:style-name="ch3"/>
        <chart:plot-area chart:style-name="ch4" table:cell-range-address="Weak.L59:Weak.O68" chart:data-source-has-labels="both" svg:x="1.258cm" svg:y="1.151cm" svg:width="6.399cm" svg:height="3.044cm">
          <chartooo:coordinate-region svg:x="1.985cm" svg:y="1.35cm" svg:width="5.672cm" svg:height="2.198cm"/>
          <chart:axis chart:dimension="x" chart:name="primary-x" chart:style-name="ch5" chartooo:axis-type="auto">
            <chartooo:date-scale/>
            <chart:title svg:x="3.58cm" svg:y="4.3cm" chart:style-name="ch6">
              <text:p>Num. ranks</text:p>
            </chart:title>
            <chart:categories table:cell-range-address="Weak.L60:Weak.L68"/>
          </chart:axis>
          <chart:axis chart:dimension="y" chart:name="primary-y" chart:style-name="ch5">
            <chart:title svg:x="0.451cm" svg:y="3.405cm" chart:style-name="ch7">
              <text:p>Efficiency</text:p>
            </chart:title>
            <chart:grid chart:style-name="ch8" chart:class="major"/>
          </chart:axis>
          <chart:series chart:style-name="ch9" chart:values-cell-range-address="Weak.M60:Weak.M68" chart:label-cell-address="Weak.M59:Weak.M59" chart:class="chart:line">
            <chart:data-point chart:repeated="9"/>
          </chart:series>
          <chart:series chart:style-name="ch10" chart:values-cell-range-address="Weak.N60:Weak.N68" chart:label-cell-address="Weak.N59:Weak.N59" chart:class="chart:line">
            <chart:data-point chart:repeated="9"/>
          </chart:series>
          <chart:series chart:style-name="ch11" chart:values-cell-range-address="Weak.O60:Weak.O68" chart:label-cell-address="Weak.O59:Weak.O59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tributed</text:p>
                <draw:g>
                  <svg:desc>Weak.M59:Weak.M59</svg:desc>
                </draw:g>
              </table:table-cell>
              <table:table-cell office:value-type="string">
                <text:p>Non-distributed</text:p>
                <draw:g>
                  <svg:desc>Weak.N59:Weak.N59</svg:desc>
                </draw:g>
              </table:table-cell>
              <table:table-cell office:value-type="string">
                <text:p>Ideal</text:p>
                <draw:g>
                  <svg:desc>Weak.O59:Weak.O59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Weak.L60:Weak.L68</svg:desc>
                </draw:g>
              </table:table-cell>
              <table:table-cell office:value-type="float" office:value="1">
                <text:p>1</text:p>
                <draw:g>
                  <svg:desc>Weak.M60:Weak.M68</svg:desc>
                </draw:g>
              </table:table-cell>
              <table:table-cell office:value-type="float" office:value="1">
                <text:p>1</text:p>
                <draw:g>
                  <svg:desc>Weak.N60:Weak.N68</svg:desc>
                </draw:g>
              </table:table-cell>
              <table:table-cell office:value-type="float" office:value="1">
                <text:p>1</text:p>
                <draw:g>
                  <svg:desc>Weak.O60:Weak.O68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76807328384288">
                <text:p>0.76807328384288</text:p>
              </table:table-cell>
              <table:table-cell office:value-type="float" office:value="0.415415624783104">
                <text:p>0.4154156247831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771490201745229">
                <text:p>0.771490201745229</text:p>
              </table:table-cell>
              <table:table-cell office:value-type="float" office:value="0.250321020755574">
                <text:p>0.2503210207555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943963212490643">
                <text:p>0.943963212490643</text:p>
              </table:table-cell>
              <table:table-cell office:value-type="float" office:value="0.0935342242420659">
                <text:p>0.09353422424206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749580499867526">
                <text:p>0.749580499867526</text:p>
              </table:table-cell>
              <table:table-cell office:value-type="float" office:value="0.0511115106518905">
                <text:p>0.05111151065189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791562643480257">
                <text:p>0.791562643480257</text:p>
              </table:table-cell>
              <table:table-cell office:value-type="float" office:value="0.0262090035883695">
                <text:p>0.02620900358836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872233201581028">
                <text:p>0.872233201581028</text:p>
              </table:table-cell>
              <table:table-cell office:value-type="float" office:value="0.0277918544108847">
                <text:p>0.02779185441088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899810444119377">
                <text:p>0.899810444119377</text:p>
              </table:table-cell>
              <table:table-cell office:value-type="float" office:value="0.0121320664540763">
                <text:p>0.01213206645407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6pt" style:font-size-asian="9pt" style:font-size-complex="9pt"/>
    </style:style>
    <style:style style:name="ch7" style:family="chart">
      <style:chart-properties chart:auto-position="true" style:rotation-angle="90"/>
      <style:text-properties fo:font-size="16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68cm" svg:height="13.971cm" xlink:href=".." xlink:type="simple" chart:class="chart:line" chart:style-name="ch1">
        <chart:title svg:x="9.032cm" svg:y="0.415cm" chart:style-name="ch2">
          <text:p>Perfomance</text:p>
        </chart:title>
        <chart:legend svg:x="16.303cm" svg:y="0.322cm" style:legend-expansion="custom" chartooo:width="4.862cm" chartooo:height="1.584cm" style:legend-expansion-aspect-ratio="3.06944444444444" chart:style-name="ch3"/>
        <chart:plot-area chart:style-name="ch4" table:cell-range-address="Weak.M104:Weak.O112" chart:data-source-has-labels="both" svg:x="1.883cm" svg:y="1.817cm" svg:width="19.364cm" svg:height="10.455cm">
          <chartooo:coordinate-region svg:x="2.61cm" svg:y="2.017cm" svg:width="17.921cm" svg:height="9.608cm"/>
          <chart:axis chart:dimension="x" chart:name="primary-x" chart:style-name="ch5" chartooo:axis-type="auto">
            <chartooo:date-scale/>
            <chart:title svg:x="7.15cm" svg:y="12.552cm" chart:style-name="ch6">
              <text:p>MPI Ranks (# Elements per Rank)</text:p>
            </chart:title>
            <chart:categories table:cell-range-address="Weak.M105:Weak.M112"/>
          </chart:axis>
          <chart:axis chart:dimension="y" chart:name="primary-y" chart:style-name="ch5">
            <chart:title svg:x="0.451cm" svg:y="8.681cm" chart:style-name="ch7">
              <text:p>Perfomance</text:p>
            </chart:title>
            <chart:grid chart:style-name="ch8" chart:class="major"/>
          </chart:axis>
          <chart:series chart:style-name="ch9" chart:values-cell-range-address="Weak.N105:Weak.N112" chart:label-cell-address="Weak.N104:Weak.N104" chart:class="chart:line">
            <chart:data-point chart:repeated="8"/>
          </chart:series>
          <chart:series chart:style-name="ch10" chart:values-cell-range-address="Weak.O105:Weak.O112" chart:label-cell-address="Weak.O104:Weak.O104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tributed</text:p>
                <draw:g>
                  <svg:desc>Weak.N104:Weak.N104</svg:desc>
                </draw:g>
              </table:table-cell>
              <table:table-cell office:value-type="string">
                <text:p>Non-distributed</text:p>
                <draw:g>
                  <svg:desc>Weak.O104:Weak.O10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(125)</text:p>
                <draw:g>
                  <svg:desc>Weak.M105:Weak.M112</svg:desc>
                </draw:g>
              </table:table-cell>
              <table:table-cell office:value-type="float" office:value="1">
                <text:p>1</text:p>
                <draw:g>
                  <svg:desc>Weak.N105:Weak.N112</svg:desc>
                </draw:g>
              </table:table-cell>
              <table:table-cell office:value-type="float" office:value="1">
                <text:p>1</text:p>
                <draw:g>
                  <svg:desc>Weak.O105:Weak.O112</svg:desc>
                </draw:g>
              </table:table-cell>
            </table:table-row>
            <table:table-row>
              <table:table-cell office:value-type="string">
                <text:p>2 (131)</text:p>
              </table:table-cell>
              <table:table-cell office:value-type="float" office:value="0.871189708345136">
                <text:p>0.871189708345136</text:p>
              </table:table-cell>
              <table:table-cell office:value-type="float" office:value="0.871189708345136">
                <text:p>0.871189708345136</text:p>
              </table:table-cell>
            </table:table-row>
            <table:table-row>
              <table:table-cell office:value-type="string">
                <text:p>4 (128)</text:p>
              </table:table-cell>
              <table:table-cell office:value-type="float" office:value="1.22167089480475">
                <text:p>1.22167089480475</text:p>
              </table:table-cell>
              <table:table-cell office:value-type="float" office:value="1.02531490101483">
                <text:p>1.02531490101483</text:p>
              </table:table-cell>
            </table:table-row>
            <table:table-row>
              <table:table-cell office:value-type="string">
                <text:p>8 (140)</text:p>
              </table:table-cell>
              <table:table-cell office:value-type="float" office:value="0.900601665677869">
                <text:p>0.900601665677869</text:p>
              </table:table-cell>
              <table:table-cell office:value-type="float" office:value="0.841706252942617">
                <text:p>0.841706252942617</text:p>
              </table:table-cell>
            </table:table-row>
            <table:table-row>
              <table:table-cell office:value-type="string">
                <text:p>16 (131)</text:p>
              </table:table-cell>
              <table:table-cell office:value-type="float" office:value="0.926264580272521">
                <text:p>0.926264580272521</text:p>
              </table:table-cell>
              <table:table-cell office:value-type="float" office:value="0.857508854293068">
                <text:p>0.857508854293068</text:p>
              </table:table-cell>
            </table:table-row>
            <table:table-row>
              <table:table-cell office:value-type="string">
                <text:p>32 (128)</text:p>
              </table:table-cell>
              <table:table-cell office:value-type="float" office:value="0.904555254172384">
                <text:p>0.904555254172384</text:p>
              </table:table-cell>
              <table:table-cell office:value-type="float" office:value="0.858816629583692">
                <text:p>0.858816629583692</text:p>
              </table:table-cell>
            </table:table-row>
            <table:table-row>
              <table:table-cell office:value-type="string">
                <text:p>64 (110)</text:p>
              </table:table-cell>
              <table:table-cell office:value-type="float" office:value="1.06016992649669">
                <text:p>1.06016992649669</text:p>
              </table:table-cell>
              <table:table-cell office:value-type="float" office:value="1.57366106266039">
                <text:p>1.57366106266039</text:p>
              </table:table-cell>
            </table:table-row>
            <table:table-row>
              <table:table-cell office:value-type="string">
                <text:p>128 (131)</text:p>
              </table:table-cell>
              <table:table-cell office:value-type="float" office:value="0.894863542430817">
                <text:p>0.894863542430817</text:p>
              </table:table-cell>
              <table:table-cell office:value-type="float" office:value="1.62833839541113">
                <text:p>1.62833839541113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6" style:family="chart">
      <style:chart-properties chart:auto-position="true" style:rotation-angle="0"/>
      <style:text-properties fo:font-size="16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link-data-style-to-source="true" chart:axis-position="1"/>
      <style:graphic-properties svg:stroke-color="#b3b3b3"/>
      <style:text-properties fo:font-size="16pt" style:font-size-asian="10pt" style:font-size-complex="10pt"/>
    </style:style>
    <style:style style:name="ch8" style:family="chart">
      <style:chart-properties chart:auto-position="true" style:rotation-angle="90"/>
      <style:text-properties fo:font-size="16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Fine_20_Dashed" svg:stroke-width="0.08cm" svg:stroke-color="#333333" draw:fill-color="#333333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1.124cm" svg:height="19.071cm" xlink:href=".." xlink:type="simple" chart:class="chart:line" chart:style-name="ch1">
        <chart:title svg:x="14.322cm" svg:y="0.517cm" chart:style-name="ch2">
          <text:p>Speedup</text:p>
        </chart:title>
        <chart:legend chart:legend-position="bottom" svg:x="8.499cm" svg:y="18cm" style:legend-expansion="wide" chart:style-name="ch3"/>
        <chart:plot-area chart:style-name="ch4" table:cell-range-address="Strong.N17:Strong.Q26" chart:data-source-has-labels="both" svg:x="2.072cm" svg:y="1.897cm" svg:width="28.43cm" svg:height="14.302cm">
          <chartooo:coordinate-region svg:x="3.593cm" svg:y="2.229cm" svg:width="26.431cm" svg:height="13.059cm"/>
          <chart:axis chart:dimension="x" chart:name="primary-x" chart:style-name="ch5" chartooo:axis-type="auto">
            <chartooo:date-scale/>
            <chart:title svg:x="14.73cm" svg:y="16.581cm" chart:style-name="ch6">
              <text:p>Num. ranks</text:p>
            </chart:title>
            <chart:categories table:cell-range-address="Strong.N18:Strong.N26"/>
          </chart:axis>
          <chart:axis chart:dimension="y" chart:name="primary-y" chart:style-name="ch7">
            <chart:title svg:x="0.451cm" svg:y="10.328cm" chart:style-name="ch8">
              <text:p>SpeedUp</text:p>
            </chart:title>
            <chart:grid chart:style-name="ch9" chart:class="major"/>
          </chart:axis>
          <chart:series chart:style-name="ch10" chart:values-cell-range-address="Strong.O18:Strong.O26" chart:label-cell-address="Strong.O17:Strong.O17" chart:class="chart:line">
            <chart:data-point chart:repeated="9"/>
          </chart:series>
          <chart:series chart:style-name="ch11" chart:values-cell-range-address="Strong.P18:Strong.P26" chart:label-cell-address="Strong.P17:Strong.P17" chart:class="chart:line">
            <chart:data-point chart:repeated="9"/>
          </chart:series>
          <chart:series chart:style-name="ch12" chart:values-cell-range-address="Strong.Q18:Strong.Q26" chart:label-cell-address="Strong.Q17:Strong.Q17" chart:class="chart:line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tributed</text:p>
                <draw:g>
                  <svg:desc>Strong.O17:Strong.O17</svg:desc>
                </draw:g>
              </table:table-cell>
              <table:table-cell office:value-type="string">
                <text:p>Non-distributed</text:p>
                <draw:g>
                  <svg:desc>Strong.P17:Strong.P17</svg:desc>
                </draw:g>
              </table:table-cell>
              <table:table-cell office:value-type="string">
                <text:p>Ideal</text:p>
                <draw:g>
                  <svg:desc>Strong.Q17:Strong.Q17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trong.N18:Strong.N26</svg:desc>
                </draw:g>
              </table:table-cell>
              <table:table-cell office:value-type="float" office:value="1">
                <text:p>1</text:p>
                <draw:g>
                  <svg:desc>Strong.O18:Strong.O26</svg:desc>
                </draw:g>
              </table:table-cell>
              <table:table-cell office:value-type="float" office:value="1">
                <text:p>1</text:p>
                <draw:g>
                  <svg:desc>Strong.P18:Strong.P26</svg:desc>
                </draw:g>
              </table:table-cell>
              <table:table-cell office:value-type="float" office:value="1">
                <text:p>1</text:p>
                <draw:g>
                  <svg:desc>Strong.Q18:Strong.Q2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21560283687943">
                <text:p>1.21560283687943</text:p>
              </table:table-cell>
              <table:table-cell office:value-type="float" office:value="1.5497287522604">
                <text:p>1.54972875226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82838283828383">
                <text:p>2.82838283828383</text:p>
              </table:table-cell>
              <table:table-cell office:value-type="float" office:value="2.27925531914894">
                <text:p>2.279255319148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5.02050380785003">
                <text:p>5.02050380785003</text:p>
              </table:table-cell>
              <table:table-cell office:value-type="float" office:value="4.38363171355499">
                <text:p>4.3836317135549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7.89316140916417">
                <text:p>7.89316140916417</text:p>
              </table:table-cell>
              <table:table-cell office:value-type="float" office:value="6.63569492837786">
                <text:p>6.6356949283778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1.0565110565111">
                <text:p>21.0565110565111</text:p>
              </table:table-cell>
              <table:table-cell office:value-type="float" office:value="8.9738219895288">
                <text:p>8.973821989528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8.9634007729029">
                <text:p>38.9634007729029</text:p>
              </table:table-cell>
              <table:table-cell office:value-type="float" office:value="22.3031880286272">
                <text:p>22.303188028627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9.0274599542334">
                <text:p>49.0274599542334</text:p>
              </table:table-cell>
              <table:table-cell office:value-type="float" office:value="91.3402611244338">
                <text:p>91.340261124433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72.6425090061454">
                <text:p>72.6425090061454</text:p>
              </table:table-cell>
              <table:table-cell office:value-type="float" office:value="163.6276849642">
                <text:p>163.6276849642</text:p>
              </table:table-cell>
              <table:table-cell office:value-type="float" office:value="256">
                <text:p>2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style:font-size-asian="13pt" style:font-size-complex="13pt"/>
    </style:style>
    <style:style style:name="ch3" style:family="chart">
      <style:chart-properties chart:auto-position="true"/>
      <style:graphic-properties svg:stroke-color="#ffffff" draw:fill="none" draw:fill-color="#d9d9d9"/>
      <style:text-properties fo:font-size="16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6" style:family="chart">
      <style:chart-properties chart:auto-position="true" style:rotation-angle="0"/>
      <style:text-properties fo:font-size="16pt" style:font-size-asian="9pt" style:font-size-complex="9pt"/>
    </style:style>
    <style:style style:name="ch7" style:family="chart">
      <style:chart-properties chart:auto-position="true" style:rotation-angle="90"/>
      <style:text-properties fo:font-size="16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Fine_20_Dashed" svg:stroke-width="0.08cm" svg:stroke-color="#333333" draw:fill-color="#333333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331cm" svg:height="18.945cm" xlink:href=".." xlink:type="simple" chart:class="chart:line" chart:style-name="ch1">
        <chart:title svg:x="13.34cm" svg:y="0.514cm" chart:style-name="ch2">
          <text:p>Parallel efficiency</text:p>
        </chart:title>
        <chart:legend chart:legend-position="bottom" svg:x="8.602cm" svg:y="17.874cm" style:legend-expansion="wide" chart:style-name="ch3"/>
        <chart:plot-area chart:style-name="ch4" table:cell-range-address="Strong.N30:Strong.Q39" chart:data-source-has-labels="both" svg:x="2.076cm" svg:y="1.891cm" svg:width="28.629cm" svg:height="14.185cm">
          <chartooo:coordinate-region svg:x="3.121cm" svg:y="2.223cm" svg:width="27.106cm" svg:height="12.942cm"/>
          <chart:axis chart:dimension="x" chart:name="primary-x" chart:style-name="ch5" chartooo:axis-type="auto">
            <chartooo:date-scale/>
            <chart:title svg:x="14.833cm" svg:y="16.455cm" chart:style-name="ch6">
              <text:p>Num. ranks</text:p>
            </chart:title>
            <chart:categories table:cell-range-address="Strong.N31:Strong.N39"/>
          </chart:axis>
          <chart:axis chart:dimension="y" chart:name="primary-y" chart:style-name="ch5">
            <chart:title svg:x="0.451cm" svg:y="10.302cm" chart:style-name="ch7">
              <text:p>Efficiency</text:p>
            </chart:title>
            <chart:grid chart:style-name="ch8" chart:class="major"/>
          </chart:axis>
          <chart:series chart:style-name="ch9" chart:values-cell-range-address="Strong.O31:Strong.O39" chart:label-cell-address="Strong.O30:Strong.O30" chart:class="chart:line">
            <chart:data-point chart:repeated="9"/>
          </chart:series>
          <chart:series chart:style-name="ch10" chart:values-cell-range-address="Strong.P31:Strong.P39" chart:label-cell-address="Strong.P30:Strong.P30" chart:class="chart:line">
            <chart:data-point chart:repeated="9"/>
          </chart:series>
          <chart:series chart:style-name="ch11" chart:values-cell-range-address="Strong.Q31:Strong.Q39" chart:label-cell-address="Strong.Q30:Strong.Q30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tributed</text:p>
                <draw:g>
                  <svg:desc>Strong.O30:Strong.O30</svg:desc>
                </draw:g>
              </table:table-cell>
              <table:table-cell office:value-type="string">
                <text:p>Non-distributed</text:p>
                <draw:g>
                  <svg:desc>Strong.P30:Strong.P30</svg:desc>
                </draw:g>
              </table:table-cell>
              <table:table-cell office:value-type="string">
                <text:p>Ideal</text:p>
                <draw:g>
                  <svg:desc>Strong.Q30:Strong.Q30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trong.N31:Strong.N39</svg:desc>
                </draw:g>
              </table:table-cell>
              <table:table-cell office:value-type="float" office:value="1">
                <text:p>1</text:p>
                <draw:g>
                  <svg:desc>Strong.O31:Strong.O39</svg:desc>
                </draw:g>
              </table:table-cell>
              <table:table-cell office:value-type="float" office:value="1">
                <text:p>1</text:p>
                <draw:g>
                  <svg:desc>Strong.P31:Strong.P39</svg:desc>
                </draw:g>
              </table:table-cell>
              <table:table-cell office:value-type="float" office:value="1">
                <text:p>1</text:p>
                <draw:g>
                  <svg:desc>Strong.Q31:Strong.Q39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607801418439716">
                <text:p>0.607801418439716</text:p>
              </table:table-cell>
              <table:table-cell office:value-type="float" office:value="0.774864376130199">
                <text:p>0.7748643761301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707095709570957">
                <text:p>0.707095709570957</text:p>
              </table:table-cell>
              <table:table-cell office:value-type="float" office:value="0.569813829787234">
                <text:p>0.5698138297872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627562975981254">
                <text:p>0.627562975981254</text:p>
              </table:table-cell>
              <table:table-cell office:value-type="float" office:value="0.547953964194373">
                <text:p>0.5479539641943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493322588072761">
                <text:p>0.493322588072761</text:p>
              </table:table-cell>
              <table:table-cell office:value-type="float" office:value="0.414730933023616">
                <text:p>0.4147309330236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658015970515971">
                <text:p>0.658015970515971</text:p>
              </table:table-cell>
              <table:table-cell office:value-type="float" office:value="0.280431937172775">
                <text:p>0.2804319371727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608803137076608">
                <text:p>0.608803137076608</text:p>
              </table:table-cell>
              <table:table-cell office:value-type="float" office:value="0.3484873129473">
                <text:p>0.34848731294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383027030892448">
                <text:p>0.383027030892448</text:p>
              </table:table-cell>
              <table:table-cell office:value-type="float" office:value="0.713595790034639">
                <text:p>0.7135957900346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283759800805255">
                <text:p>0.283759800805255</text:p>
              </table:table-cell>
              <table:table-cell office:value-type="float" office:value="0.639170644391408">
                <text:p>0.63917064439140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449cm" svg:height="4.405cm" xlink:href=".." xlink:type="simple" chart:class="chart:line" chart:style-name="ch1">
        <chart:title svg:x="5.164cm" svg:y="0.224cm" chart:style-name="ch2">
          <text:p>Time</text:p>
        </chart:title>
        <chart:legend chart:legend-position="end" svg:x="8.385cm" svg:y="1.903cm" style:legend-expansion="high" chart:style-name="ch3"/>
        <chart:plot-area chart:style-name="ch4" table:cell-range-address="Strong.N47:Strong.O52 Strong.O46:Strong.O46" chart:data-source-has-labels="both" svg:x="1.239cm" svg:y="1.117cm" svg:width="6.918cm" svg:height="2.219cm">
          <chartooo:coordinate-region svg:x="2.046cm" svg:y="1.316cm" svg:width="5.646cm" svg:height="1.373cm"/>
          <chart:axis chart:dimension="x" chart:name="primary-x" chart:style-name="ch5" chartooo:axis-type="auto">
            <chartooo:date-scale/>
            <chart:title svg:x="3.821cm" svg:y="3.424cm" chart:style-name="ch6">
              <text:p>Num. ranks</text:p>
            </chart:title>
            <chart:categories table:cell-range-address="Strong.N47:Strong.N52"/>
          </chart:axis>
          <chart:axis chart:dimension="y" chart:name="primary-y" chart:style-name="ch5">
            <chart:title svg:x="0.451cm" svg:y="2.852cm" chart:style-name="ch7">
              <text:p>Time (s)</text:p>
            </chart:title>
            <chart:grid chart:style-name="ch8" chart:class="major"/>
          </chart:axis>
          <chart:series chart:style-name="ch9" chart:values-cell-range-address="Strong.O47:Strong.O52" chart:label-cell-address="Strong.O46:Strong.O46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velopers</text:p>
                <draw:g>
                  <svg:desc>Strong.O46:Strong.O46</svg:desc>
                </draw:g>
              </table:table-cell>
            </table:table-row>
          </table:table-header-rows>
          <table:table-rows>
            <table:table-row>
              <table:table-cell office:value-type="float" office:value="512">
                <text:p>510</text:p>
                <draw:g>
                  <svg:desc>Strong.N47:Strong.N52</svg:desc>
                </draw:g>
              </table:table-cell>
              <table:table-cell office:value-type="float" office:value="145.94">
                <text:p>145.94</text:p>
                <draw:g>
                  <svg:desc>Strong.O47:Strong.O52</svg:desc>
                </draw:g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98.01">
                <text:p>98.01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49.16">
                <text:p>49.16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21.97">
                <text:p>21.97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10.01">
                <text:p>10.0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dash" draw:stroke-dash="Fine_20_Dashed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108cm" svg:height="4.375cm" xlink:href=".." xlink:type="simple" chart:class="chart:line" chart:style-name="ch1">
        <chart:title svg:x="4.571cm" svg:y="0.223cm" chart:style-name="ch2">
          <text:p>SpeedUp</text:p>
        </chart:title>
        <chart:legend chart:legend-position="end" svg:x="7.244cm" svg:y="1.639cm" style:legend-expansion="high" chart:style-name="ch3"/>
        <chart:plot-area chart:style-name="ch4" table:cell-range-address="Strong.N56:Strong.P62" chart:data-source-has-labels="both" svg:x="1.233cm" svg:y="1.115cm" svg:width="5.789cm" svg:height="2.192cm">
          <chartooo:coordinate-region svg:x="2.04cm" svg:y="1.314cm" svg:width="4.517cm" svg:height="1.346cm"/>
          <chart:axis chart:dimension="x" chart:name="primary-x" chart:style-name="ch5" chartooo:axis-type="auto">
            <chartooo:date-scale/>
            <chart:title svg:x="3.25cm" svg:y="3.394cm" chart:style-name="ch6">
              <text:p>Num. ranks</text:p>
            </chart:title>
            <chart:categories table:cell-range-address="Strong.N57:Strong.N62"/>
          </chart:axis>
          <chart:axis chart:dimension="y" chart:name="primary-y" chart:style-name="ch7">
            <chart:title svg:x="0.451cm" svg:y="2.93cm" chart:style-name="ch8">
              <text:p>Speedup</text:p>
            </chart:title>
            <chart:grid chart:style-name="ch9" chart:class="major"/>
          </chart:axis>
          <chart:series chart:style-name="ch10" chart:values-cell-range-address="Strong.O57:Strong.O62" chart:label-cell-address="Strong.O56:Strong.O56" chart:class="chart:line">
            <chart:data-point chart:repeated="6"/>
          </chart:series>
          <chart:series chart:style-name="ch11" chart:values-cell-range-address="Strong.P57:Strong.P62" chart:label-cell-address="Strong.P56:Strong.P56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velopers</text:p>
                <draw:g>
                  <svg:desc>Strong.O56:Strong.O56</svg:desc>
                </draw:g>
              </table:table-cell>
              <table:table-cell office:value-type="string">
                <text:p>Ideal</text:p>
                <draw:g>
                  <svg:desc>Strong.P56:Strong.P56</svg:desc>
                </draw:g>
              </table:table-cell>
            </table:table-row>
          </table:table-header-rows>
          <table:table-rows>
            <table:table-row>
              <table:table-cell office:value-type="float" office:value="512">
                <text:p>510</text:p>
                <draw:g>
                  <svg:desc>Strong.N57:Strong.N62</svg:desc>
                </draw:g>
              </table:table-cell>
              <table:table-cell office:value-type="float" office:value="1">
                <text:p>1</text:p>
                <draw:g>
                  <svg:desc>Strong.O57:Strong.O62</svg:desc>
                </draw:g>
              </table:table-cell>
              <table:table-cell office:value-type="float" office:value="1">
                <text:p>1</text:p>
                <draw:g>
                  <svg:desc>Strong.P57:Strong.P62</svg:desc>
                </draw:g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.48903173145597">
                <text:p>1.489031731455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2.9686737184703">
                <text:p>2.96867371847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6.64269458352299">
                <text:p>6.6426945835229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9.17861635220126">
                <text:p>9.1786163522012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14.5794205794206">
                <text:p>14.5794205794206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dash" draw:stroke-dash="Fine_20_Dashed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06cm" svg:height="4.754cm" xlink:href=".." xlink:type="simple" chart:class="chart:line" chart:style-name="ch1">
        <chart:title svg:x="3.174cm" svg:y="0.231cm" chart:style-name="ch2">
          <text:p>Parallel Efficiency</text:p>
        </chart:title>
        <chart:legend chart:legend-position="end" svg:x="6.381cm" svg:y="1.829cm" style:legend-expansion="high" chart:style-name="ch3"/>
        <chart:plot-area chart:style-name="ch4" table:cell-range-address="Strong.N106:Strong.P111 Strong.O105:Strong.P105" chart:data-source-has-labels="both" svg:x="1.212cm" svg:y="1.131cm" svg:width="4.968cm" svg:height="2.547cm">
          <chartooo:coordinate-region svg:x="1.833cm" svg:y="1.33cm" svg:width="4.347cm" svg:height="2.149cm"/>
          <chart:axis chart:dimension="x" chart:name="primary-x" chart:style-name="ch5" chartooo:axis-type="auto">
            <chartooo:date-scale/>
            <chart:title svg:x="2.819cm" svg:y="3.773cm" chart:style-name="ch6">
              <text:p>Num. ranks</text:p>
            </chart:title>
            <chart:categories table:cell-range-address="Strong.N106:Strong.N111"/>
          </chart:axis>
          <chart:axis chart:dimension="y" chart:name="primary-y" chart:style-name="ch5">
            <chart:title svg:x="0.451cm" svg:y="3.136cm" chart:style-name="ch7">
              <text:p>Efficiency</text:p>
            </chart:title>
            <chart:grid chart:style-name="ch8" chart:class="major"/>
          </chart:axis>
          <chart:series chart:style-name="ch9" chart:values-cell-range-address="Strong.O106:Strong.O111" chart:label-cell-address="Strong.O105:Strong.O105" chart:class="chart:line">
            <chart:data-point chart:repeated="6"/>
          </chart:series>
          <chart:series chart:style-name="ch10" chart:values-cell-range-address="Strong.P106:Strong.P111" chart:label-cell-address="Strong.P105:Strong.P105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trong.O105:Strong.O105</svg:desc>
                </draw:g>
              </table:table-cell>
              <table:table-cell office:value-type="string">
                <text:p/>
                <draw:g>
                  <svg:desc>Strong.P105:Strong.P10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trong.N106:Strong.N111</svg:desc>
                </draw:g>
              </table:table-cell>
              <table:table-cell office:value-type="float" office:value="NaN">
                <text:p>NaN</text:p>
                <draw:g>
                  <svg:desc>Strong.O106:Strong.O111</svg:desc>
                </draw:g>
              </table:table-cell>
              <table:table-cell office:value-type="float" office:value="NaN">
                <text:p>NaN</text:p>
                <draw:g>
                  <svg:desc>Strong.P106:Strong.P111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647cm" svg:height="12.704cm" xlink:href=".." xlink:type="simple" chart:class="chart:line" chart:style-name="ch1">
        <chart:title svg:x="8.606cm" svg:y="0.39cm" chart:style-name="ch2">
          <text:p>Parallel efficiency by the authors</text:p>
        </chart:title>
        <chart:legend chart:legend-position="bottom" svg:x="10.208cm" svg:y="11.709cm" style:legend-expansion="wide" chart:style-name="ch3"/>
        <chart:plot-area chart:style-name="ch4" table:cell-range-address="Strong.E57:Strong.F62 Strong.F56:Strong.F56" chart:data-source-has-labels="both" svg:x="1.868cm" svg:y="1.643cm" svg:width="23.267cm" svg:height="8.486cm">
          <chartooo:coordinate-region svg:x="2.595cm" svg:y="1.843cm" svg:width="21.812cm" svg:height="7.427cm"/>
          <chart:axis chart:dimension="x" chart:name="primary-x" chart:style-name="ch5" chartooo:axis-type="auto">
            <chartooo:date-scale/>
            <chart:title svg:x="11.546cm" svg:y="10.384cm" chart:style-name="ch6">
              <text:p>Num. processes</text:p>
            </chart:title>
            <chart:categories table:cell-range-address="Strong.E57:Strong.E62"/>
          </chart:axis>
          <chart:axis chart:dimension="y" chart:name="primary-y" chart:style-name="ch7">
            <chart:title svg:x="0.451cm" svg:y="7.06cm" chart:style-name="ch8">
              <text:p>Efficiency</text:p>
            </chart:title>
            <chart:grid chart:style-name="ch9" chart:class="major"/>
          </chart:axis>
          <chart:series chart:style-name="ch10" chart:values-cell-range-address="Strong.F57:Strong.F62" chart:label-cell-address="Strong.F56:Strong.F56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allel Efficiency</text:p>
                <draw:g>
                  <svg:desc>Strong.F56:Strong.F56</svg:desc>
                </draw:g>
              </table:table-cell>
            </table:table-row>
          </table:table-header-rows>
          <table:table-rows>
            <table:table-row>
              <table:table-cell office:value-type="float" office:value="512">
                <text:p>510</text:p>
                <draw:g>
                  <svg:desc>Strong.E57:Strong.E62</svg:desc>
                </draw:g>
              </table:table-cell>
              <table:table-cell office:value-type="float" office:value="1">
                <text:p>1</text:p>
                <draw:g>
                  <svg:desc>Strong.F57:Strong.F62</svg:desc>
                </draw:g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744897959183674">
                <text:p>0.744897959183674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793478260869565">
                <text:p>0.793478260869565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829545454545455">
                <text:p>0.829545454545455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5703125">
                <text:p>0.5703125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45625">
                <text:p>0.4562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